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start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2b2b2"/>
    </style:style>
    <style:style style:name="ce1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b2b2b2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b2b2b2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b2b2b2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ackground-color="#81d41a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00a933" style:text-align-source="fix" style:repeat-content="false" fo:border-left="0.74pt solid #000000" fo:border-right="none" fo:border-top="none"/>
      <style:paragraph-properties fo:text-align="start" fo:margin-left="0cm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start" fo:margin-left="0cm"/>
      <style:text-properties fo:color="#eeeeee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eeeeee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eeeeee"/>
    </style:style>
    <style:style style:name="ce28" style:family="table-cell" style:parent-style-name="Default">
      <style:table-cell-properties fo:border-bottom="none" fo:background-color="transparent" fo:border-left="none" fo:border-right="0.74pt solid #000000" fo:border-top="none"/>
      <style:text-properties fo:color="#eeeeee"/>
    </style:style>
    <style:style style:name="ce29" style:family="table-cell" style:parent-style-name="Default">
      <style:table-cell-properties fo:background-color="#00a933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color="#eeeee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eeeee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eeeeee"/>
    </style:style>
    <style:style style:name="ce34" style:family="table-cell" style:parent-style-name="Default">
      <style:table-cell-properties fo:border-bottom="none" fo:background-color="#395511" style:text-align-source="fix" style:repeat-content="false" fo:border-left="0.74pt solid #000000" fo:border-right="none" fo:border-top="none"/>
      <style:paragraph-properties fo:text-align="start" fo:margin-left="0cm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  <style:text-properties fo:color="#eeeeee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eeeeee"/>
    </style:style>
    <style:style style:name="ce37" style:family="table-cell" style:parent-style-name="Default">
      <style:table-cell-properties fo:background-color="#39551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16383" table:default-cell-style-name="Default"/>
        <table:table-row table:style-name="ro1">
          <table:table-cell/>
          <table:table-cell table:style-name="ce4" table:number-columns-repeated="16"/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Example</text:p>
          </table:table-cell>
          <table:table-cell table:style-name="ce4" office:value-type="string" calcext:value-type="string">
            <text:p>Alt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Fri</text:p>
          </table:table-cell>
          <table:table-cell table:style-name="ce4" office:value-type="string" calcext:value-type="string">
            <text:p>Hun</text:p>
          </table:table-cell>
          <table:table-cell table:style-name="ce4" office:value-type="string" calcext:value-type="string">
            <text:p>Pat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string" calcext:value-type="string">
            <text:p>Re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st</text:p>
          </table:table-cell>
          <table:table-cell table:style-name="ce4"/>
          <table:table-cell table:style-name="ce4" office:value-type="string" calcext:value-type="string">
            <text:p>WillWait</text:p>
          </table:table-cell>
          <table:table-cell table:style-name="ce4" table:number-columns-repeated="3"/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---------</text:p>
          </table:table-cell>
          <table:table-cell table:number-columns-repeated="4" table:style-name="ce4" office:value-type="string" calcext:value-type="string">
            <text:p>-----</text:p>
          </table:table-cell>
          <table:table-cell table:style-name="ce4" office:value-type="string" calcext:value-type="string">
            <text:p>------</text:p>
          </table:table-cell>
          <table:table-cell table:style-name="ce4" office:value-type="string" calcext:value-type="string">
            <text:p>-------</text:p>
          </table:table-cell>
          <table:table-cell table:style-name="ce4" office:value-type="string" calcext:value-type="string">
            <text:p>------</text:p>
          </table:table-cell>
          <table:table-cell table:style-name="ce4" office:value-type="string" calcext:value-type="string">
            <text:p>-----</text:p>
          </table:table-cell>
          <table:table-cell table:style-name="ce4" office:value-type="string" calcext:value-type="string">
            <text:p>--------</text:p>
          </table:table-cell>
          <table:table-cell table:style-name="ce4" office:value-type="string" calcext:value-type="string">
            <text:p>------</text:p>
          </table:table-cell>
          <table:table-cell table:style-name="ce4"/>
          <table:table-cell table:style-name="ce4" office:value-type="string" calcext:value-type="string">
            <text:p>----------</text:p>
          </table:table-cell>
          <table:table-cell table:style-name="ce4" table:number-columns-repeated="3"/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ome</text:p>
          </table:table-cell>
          <table:table-cell table:style-name="ce4" office:value-type="string" calcext:value-type="string">
            <text:p>$$$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French</text:p>
          </table:table-cell>
          <table:table-cell table:style-name="ce4" office:value-type="string" calcext:value-type="string">
            <text:p>0-10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table:number-columns-repeated="3"/>
          <table:table-cell table:number-columns-repeated="16367"/>
        </table:table-row>
        <table:table-row table:style-name="ro1">
          <table:table-cell table:style-name="ce3"/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Full</text:p>
          </table:table-cell>
          <table:table-cell table:style-name="ce5" office:value-type="string" calcext:value-type="string">
            <text:p>$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Thai</text:p>
          </table:table-cell>
          <table:table-cell table:style-name="ce5" office:value-type="string" calcext:value-type="string">
            <text:p>30-60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table:number-columns-repeated="3"/>
          <table:table-cell table:style-name="ce30" table:number-columns-repeated="16367"/>
        </table:table-row>
        <table:table-row table:style-name="ro1">
          <table:table-cell/>
          <table:table-cell table:style-name="ce4" office:value-type="string" calcext:value-type="string">
            <text:p>X3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Some</text:p>
          </table:table-cell>
          <table:table-cell table:style-name="ce4" office:value-type="string" calcext:value-type="string">
            <text:p>$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Burger</text:p>
          </table:table-cell>
          <table:table-cell table:style-name="ce4" office:value-type="string" calcext:value-type="string">
            <text:p>0-10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table:number-columns-repeated="3"/>
          <table:table-cell table:number-columns-repeated="16367"/>
        </table:table-row>
        <table:table-row table:style-name="ro1">
          <table:table-cell table:style-name="ce3"/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Full</text:p>
          </table:table-cell>
          <table:table-cell table:style-name="ce5" office:value-type="string" calcext:value-type="string">
            <text:p>$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Thai</text:p>
          </table:table-cell>
          <table:table-cell table:style-name="ce5" office:value-type="string" calcext:value-type="string">
            <text:p>10-30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table:number-columns-repeated="3"/>
          <table:table-cell table:style-name="ce30" table:number-columns-repeated="16367"/>
        </table:table-row>
        <table:table-row table:style-name="ro1">
          <table:table-cell table:style-name="ce3"/>
          <table:table-cell table:style-name="ce5" office:value-type="string" calcext:value-type="string">
            <text:p>X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Full</text:p>
          </table:table-cell>
          <table:table-cell table:style-name="ce5" office:value-type="string" calcext:value-type="string">
            <text:p>$$$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&gt;60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table:number-columns-repeated="3"/>
          <table:table-cell table:style-name="ce30" table:number-columns-repeated="16367"/>
        </table:table-row>
        <table:table-row table:style-name="ro1">
          <table:table-cell/>
          <table:table-cell table:style-name="ce4" office:value-type="string" calcext:value-type="string">
            <text:p>X6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ome</text:p>
          </table:table-cell>
          <table:table-cell table:style-name="ce4" office:value-type="string" calcext:value-type="string">
            <text:p>$$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Italian</text:p>
          </table:table-cell>
          <table:table-cell table:style-name="ce4" office:value-type="string" calcext:value-type="string">
            <text:p>0-10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table:number-columns-repeated="3"/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X7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urger</text:p>
          </table:table-cell>
          <table:table-cell table:style-name="ce4" office:value-type="string" calcext:value-type="string">
            <text:p>0-10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X8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ome</text:p>
          </table:table-cell>
          <table:table-cell table:style-name="ce4" office:value-type="string" calcext:value-type="string">
            <text:p>$$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Thai</text:p>
          </table:table-cell>
          <table:table-cell table:style-name="ce4" office:value-type="string" calcext:value-type="string">
            <text:p>0-10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table:number-columns-repeated="3"/>
          <table:table-cell table:number-columns-repeated="16367"/>
        </table:table-row>
        <table:table-row table:style-name="ro1">
          <table:table-cell table:style-name="ce3"/>
          <table:table-cell table:style-name="ce5" office:value-type="string" calcext:value-type="string">
            <text:p>X9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Full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Burger</text:p>
          </table:table-cell>
          <table:table-cell table:style-name="ce5" office:value-type="string" calcext:value-type="string">
            <text:p>&gt;60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table:number-columns-repeated="3"/>
          <table:table-cell table:style-name="ce30" table:number-columns-repeated="16367"/>
        </table:table-row>
        <table:table-row table:style-name="ro1">
          <table:table-cell table:style-name="ce3"/>
          <table:table-cell table:style-name="ce5" office:value-type="string" calcext:value-type="string">
            <text:p>X10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5" office:value-type="string" calcext:value-type="string">
            <text:p>Full</text:p>
          </table:table-cell>
          <table:table-cell table:style-name="ce5" office:value-type="string" calcext:value-type="string">
            <text:p>$$$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Italian</text:p>
          </table:table-cell>
          <table:table-cell table:style-name="ce5" office:value-type="string" calcext:value-type="string">
            <text:p>10-30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table:number-columns-repeated="3"/>
          <table:table-cell table:style-name="ce30" table:number-columns-repeated="16367"/>
        </table:table-row>
        <table:table-row table:style-name="ro1">
          <table:table-cell/>
          <table:table-cell table:style-name="ce4" office:value-type="string" calcext:value-type="string">
            <text:p>X11</text:p>
          </table:table-cell>
          <table:table-cell table:number-columns-repeated="4" table:style-name="ce4" office:value-type="string" calcext:value-type="string">
            <text:p>NO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$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Thai</text:p>
          </table:table-cell>
          <table:table-cell table:style-name="ce4" office:value-type="string" calcext:value-type="string">
            <text:p>0-10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number-columns-repeated="16367"/>
        </table:table-row>
        <table:table-row table:style-name="ro1">
          <table:table-cell table:style-name="ce3"/>
          <table:table-cell table:style-name="ce5" office:value-type="string" calcext:value-type="string">
            <text:p>X12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5" office:value-type="string" calcext:value-type="string">
            <text:p>Full</text:p>
          </table:table-cell>
          <table:table-cell table:style-name="ce5" office:value-type="string" calcext:value-type="string">
            <text:p>$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Burger</text:p>
          </table:table-cell>
          <table:table-cell table:style-name="ce5" office:value-type="string" calcext:value-type="string">
            <text:p>30-60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table:number-columns-repeated="3"/>
          <table:table-cell table:style-name="ce30" table:number-columns-repeated="16367"/>
        </table:table-row>
        <table:table-row table:style-name="ro1" table:number-rows-repeated="3">
          <table:table-cell/>
          <table:table-cell table:style-name="ce4" table:number-columns-repeated="16"/>
          <table:table-cell table:number-columns-repeated="1636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number-columns-repeated="16"/>
          <table:table-cell table:number-columns-repeated="16367"/>
        </table:table-row>
        <table:table-row table:style-name="ro1">
          <table:table-cell table:style-name="ce4" table:formula="of:=SUM([.C27:.D27])" office:value-type="float" office:value="12" calcext:value-type="float">
            <text:p>12</text:p>
          </table:table-cell>
          <table:table-cell table:style-name="ce4" table:number-columns-repeated="16"/>
          <table:table-cell table:number-columns-repeated="16367"/>
        </table:table-row>
        <table:table-row table:style-name="ro1">
          <table:table-cell table:style-name="ce4" table:formula="of:=SUM([.C28:.D28])" office:value-type="float" office:value="1" calcext:value-type="float">
            <text:p>1</text:p>
          </table:table-cell>
          <table:table-cell table:style-name="ce4"/>
          <table:table-cell table:number-columns-repeated="16382"/>
        </table:table-row>
        <table:table-row table:style-name="ro1">
          <table:table-cell table:style-name="ce4" table:number-columns-repeated="2"/>
          <table:table-cell table:number-columns-repeated="16382"/>
        </table:table-row>
        <table:table-row table:style-name="ro1">
          <table:table-cell table:style-name="Default"/>
          <table:table-cell table:style-name="ce4" table:number-columns-repeated="2"/>
          <table:table-cell table:number-columns-repeated="16381"/>
        </table:table-row>
        <table:table-row table:style-name="ro1">
          <table:table-cell table:style-name="Default"/>
          <table:table-cell table:style-name="ce6" office:value-type="string" calcext:value-type="string" table:number-columns-spanned="5" table:number-rows-spanned="1">
            <text:p>Decision1</text:p>
          </table:table-cell>
          <table:covered-table-cell table:number-columns-repeated="3" table:style-name="ce11"/>
          <table:covered-table-cell table:style-name="ce16"/>
          <table:table-cell table:number-columns-repeated="3"/>
          <table:table-cell table:style-name="ce6" office:value-type="string" calcext:value-type="string" table:number-columns-spanned="5" table:number-rows-spanned="1">
            <text:p>Decision2</text:p>
          </table:table-cell>
          <table:covered-table-cell table:number-columns-repeated="3" table:style-name="ce11"/>
          <table:covered-table-cell table:style-name="ce16"/>
          <table:table-cell table:number-columns-repeated="3"/>
          <table:table-cell table:style-name="ce6" office:value-type="string" calcext:value-type="string" table:number-columns-spanned="5" table:number-rows-spanned="1">
            <text:p>Decision3</text:p>
          </table:table-cell>
          <table:covered-table-cell table:number-columns-repeated="3" table:style-name="ce11"/>
          <table:covered-table-cell table:style-name="ce16"/>
          <table:table-cell table:number-columns-repeated="3"/>
          <table:table-cell table:style-name="ce6" office:value-type="string" calcext:value-type="string" table:number-columns-spanned="5" table:number-rows-spanned="1">
            <text:p>Decision4</text:p>
          </table:table-cell>
          <table:covered-table-cell table:number-columns-repeated="3" table:style-name="ce11"/>
          <table:covered-table-cell table:style-name="ce16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3"/>
          <table:table-cell table:style-name="ce17"/>
          <table:table-cell table:style-name="ce4" table:number-columns-repeated="3"/>
          <table:table-cell table:style-name="ce7"/>
          <table:table-cell table:style-name="ce4" table:number-columns-repeated="3"/>
          <table:table-cell table:style-name="ce17"/>
          <table:table-cell table:style-name="ce4"/>
          <table:table-cell table:number-columns-repeated="2"/>
          <table:table-cell table:style-name="ce7"/>
          <table:table-cell table:style-name="ce4" table:number-columns-repeated="3"/>
          <table:table-cell table:style-name="ce17"/>
          <table:table-cell table:style-name="ce4"/>
          <table:table-cell table:number-columns-repeated="2"/>
          <table:table-cell table:style-name="ce7"/>
          <table:table-cell table:style-name="ce4" table:number-columns-repeated="3"/>
          <table:table-cell table:style-name="ce17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8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8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number-columns-repeated="3"/>
          <table:table-cell table:style-name="ce8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number-columns-repeated="3"/>
          <table:table-cell table:style-name="ce8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Total</text:p>
          </table:table-cell>
          <table:table-cell table:style-name="ce4" table:formula="of:=COUNTIF([.$N4:.$N15];[.C26])" office:value-type="float" office:value="6" calcext:value-type="float">
            <text:p>6</text:p>
          </table:table-cell>
          <table:table-cell table:style-name="ce4" table:formula="of:=COUNTIF([.$N4:.$N15];[.D26])" office:value-type="float" office:value="6" calcext:value-type="float">
            <text:p>6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 office:value-type="string" calcext:value-type="string">
            <text:p>Total</text:p>
          </table:table-cell>
          <table:table-cell table:style-name="ce4" table:formula="of:=COUNTIFS([.$N$4:.$N$15];[.K$26];[.$G$4:.$G$15];[.$D$50])" office:value-type="float" office:value="2" calcext:value-type="float">
            <text:p>2</text:p>
          </table:table-cell>
          <table:table-cell table:style-name="ce4" table:formula="of:=COUNTIFS([.$N$4:.$N$15];[.L$26];[.$G$4:.$G$15];[.$D$50])" office:value-type="float" office:value="4" calcext:value-type="float">
            <text:p>4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Total</text:p>
          </table:table-cell>
          <table:table-cell table:style-name="ce4" table:formula="of:=COUNTIFS([.$N$4:.$N$15];[.S$26];[.$G$4:.$G$15];[.$D$50];[.$J$4:.$J$15];[.$L$65])" office:value-type="float" office:value="2" calcext:value-type="float">
            <text:p>2</text:p>
          </table:table-cell>
          <table:table-cell table:style-name="ce4" table:formula="of:=COUNTIFS([.$N$4:.$N$15];[.T$26];[.$G$4:.$G$15];[.$D$50];[.$J$4:.$J$15];[.$L$65])" office:value-type="float" office:value="2" calcext:value-type="float">
            <text:p>2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Total</text:p>
          </table:table-cell>
          <table:table-cell table:style-name="ce4" table:formula="of:=COUNTIFS([.$N$4:.$N$15];[.AA$26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N$4:.$N$15];[.AB$26];[.$G$4:.$G$15];[.$D$50];[.$J$4:.$J$15];[.$L$65];[.$L$4:.$L$15];[.$U$75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Probabilidad</text:p>
          </table:table-cell>
          <table:table-cell table:style-name="ce4" table:formula="of:=[.C27]/[.$A$20]" office:value-type="float" office:value="0.5" calcext:value-type="float">
            <text:p>0,5</text:p>
          </table:table-cell>
          <table:table-cell table:style-name="ce4" table:formula="of:=[.D27]/[.$A$20]" office:value-type="float" office:value="0.5" calcext:value-type="float">
            <text:p>0,5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 office:value-type="string" calcext:value-type="string">
            <text:p>Probabilidad</text:p>
          </table:table-cell>
          <table:table-cell table:style-name="ce4" table:formula="of:=[.K27]/([.K27]+[.L27])" office:value-type="float" office:value="0.333333333333333" calcext:value-type="float">
            <text:p>0,333333333333333</text:p>
          </table:table-cell>
          <table:table-cell table:style-name="ce4" table:formula="of:=[.L27]/([.K27]+[.L27])" office:value-type="float" office:value="0.666666666666667" calcext:value-type="float">
            <text:p>0,666666666666667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Probabilidad</text:p>
          </table:table-cell>
          <table:table-cell table:style-name="ce4" table:formula="of:=[.S27]/([.S27]+[.T27])" office:value-type="float" office:value="0.5" calcext:value-type="float">
            <text:p>0,5</text:p>
          </table:table-cell>
          <table:table-cell table:style-name="ce4" table:formula="of:=[.T27]/([.S27]+[.T27])" office:value-type="float" office:value="0.5" calcext:value-type="float">
            <text:p>0,5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Probabilidad</text:p>
          </table:table-cell>
          <table:table-cell table:style-name="ce4" table:formula="of:=[.AA27]/([.AA27]+[.AB27])" office:value-type="float" office:value="0.5" calcext:value-type="float">
            <text:p>0,5</text:p>
          </table:table-cell>
          <table:table-cell table:style-name="ce4" table:formula="of:=[.AB27]/([.AA27]+[.AB27])" office:value-type="float" office:value="0.5" calcext:value-type="float">
            <text:p>0,5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3"/>
          <table:table-cell table:style-name="ce18"/>
          <table:table-cell/>
          <table:table-cell table:style-name="ce4" table:number-columns-repeated="2"/>
          <table:table-cell table:style-name="ce7"/>
          <table:table-cell table:style-name="ce4" table:number-columns-repeated="3"/>
          <table:table-cell table:style-name="ce18"/>
          <table:table-cell table:number-columns-repeated="3"/>
          <table:table-cell table:style-name="ce7"/>
          <table:table-cell table:style-name="ce4" table:number-columns-repeated="3"/>
          <table:table-cell table:style-name="ce18"/>
          <table:table-cell table:number-columns-repeated="3"/>
          <table:table-cell table:style-name="ce7"/>
          <table:table-cell table:style-name="ce4" table:number-columns-repeated="3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number-columns-repeated="3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number-columns-repeated="3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Alt</text:p>
          </table:table-cell>
          <table:table-cell table:style-name="ce4" table:formula="of:=COUNTIF([.$C4:.$C15];[.C30])" office:value-type="float" office:value="6" calcext:value-type="float">
            <text:p>6</text:p>
          </table:table-cell>
          <table:table-cell table:style-name="ce4" table:formula="of:=COUNTIF([.$C4:.$C15];[.D30])" office:value-type="float" office:value="6" calcext:value-type="float">
            <text:p>6</text:p>
          </table:table-cell>
          <table:table-cell table:style-name="ce4"/>
          <table:table-cell table:style-name="ce18"/>
          <table:table-cell table:formula="of:=I([.$C$28];[.$D$28])-(([.C32]+[.C33])/[.$A$20])*I([.C32]/[.C31];[.C33]/[.C31])-(([.D32]+[.D33])/[.$A$20])*I([.D32]/[.D31];[.D33]/[.D31])" office:value-type="float" office:value="0" calcext:value-type="float">
            <text:p>0</text:p>
          </table:table-cell>
          <table:table-cell table:style-name="ce4" table:number-columns-repeated="2"/>
          <table:table-cell table:style-name="ce7" office:value-type="string" calcext:value-type="string">
            <text:p>Alt</text:p>
          </table:table-cell>
          <table:table-cell table:style-name="ce4" table:formula="of:=COUNTIFS([.$C$4:.$C$15];[.K$30];[.$G$4:.$G$15];[.$D$50])" office:value-type="float" office:value="5" calcext:value-type="float">
            <text:p>5</text:p>
          </table:table-cell>
          <table:table-cell table:style-name="ce4" table:formula="of:=COUNTIFS([.$C$4:.$C$15];[.L$30];[.$G$4:.$G$15];[.$D$50])" office:value-type="float" office:value="1" calcext:value-type="float">
            <text:p>1</text:p>
          </table:table-cell>
          <table:table-cell table:style-name="ce4"/>
          <table:table-cell table:style-name="ce18"/>
          <table:table-cell table:formula="of:=I([.$C$28];[.$D$28])-(([.K32]+[.K33])/[.$A$20])*I([.K32]/[.K31];[.K33]/[.K31])-(([.L32]+[.L33])/[.$A$20])*I([.L32]/[.L31];[.L33]/[.L31])" office:value-type="float" office:value="0.595437252310555" calcext:value-type="float">
            <text:p>0,595437252310555</text:p>
          </table:table-cell>
          <table:table-cell table:number-columns-repeated="2"/>
          <table:table-cell table:style-name="ce7" office:value-type="string" calcext:value-type="string">
            <text:p>Alt</text:p>
          </table:table-cell>
          <table:table-cell table:style-name="ce4" table:formula="of:=COUNTIFS([.$C$4:.$C$15];[.S$30];[.$G$4:.$G$15];[.$D$50];[.$J$4:.$J$15];[.$L$65])" office:value-type="float" office:value="3" calcext:value-type="float">
            <text:p>3</text:p>
          </table:table-cell>
          <table:table-cell table:style-name="ce4" table:formula="of:=COUNTIFS([.$C$4:.$C$15];[.T$30];[.$G$4:.$G$15];[.$D$50];[.$J$4:.$J$15];[.$L$65])" office:value-type="float" office:value="1" calcext:value-type="float">
            <text:p>1</text:p>
          </table:table-cell>
          <table:table-cell table:style-name="ce4"/>
          <table:table-cell table:style-name="ce18"/>
          <table:table-cell table:formula="of:=I([.$C$28];[.$D$28])-(([.S32]+[.S33])/[.$A$20])*I([.S32]/[.S31];[.S33]/[.S31])-(([.T32]+[.T33])/[.$A$20])*I([.T32]/[.T31];[.T33]/[.T31])" office:value-type="float" office:value="0.770426041486378" calcext:value-type="float">
            <text:p>0,770426041486378</text:p>
          </table:table-cell>
          <table:table-cell table:number-columns-repeated="2"/>
          <table:table-cell table:style-name="ce7" office:value-type="string" calcext:value-type="string">
            <text:p>Alt</text:p>
          </table:table-cell>
          <table:table-cell table:style-name="ce4" table:formula="of:=COUNTIFS([.$C$4:.$C$15];[.AA$30];[.$G$4:.$G$15];[.$D$50];[.$J$4:.$J$15];[.$L$65];[.$L$4:.$L$15];[.$U$75])" office:value-type="float" office:value="2" calcext:value-type="float">
            <text:p>2</text:p>
          </table:table-cell>
          <table:table-cell table:style-name="ce4" table:formula="of:=COUNTIFS([.$C$4:.$C$15];[.AB$30];[.$G$4:.$G$15];[.$D$50];[.$J$4:.$J$15];[.$L$65];[.$L$4:.$L$15];[.$U$75])" office:value-type="float" office:value="0" calcext:value-type="float">
            <text:p>0</text:p>
          </table:table-cell>
          <table:table-cell table:style-name="ce4"/>
          <table:table-cell table:style-name="ce18"/>
          <table:table-cell table:formula="of:=I([.$C$28];[.$D$28])-(([.AA32]+[.AA33])/[.$A$20])*I([.AA32]/[.AA31];[.AA33]/[.AA31])" office:value-type="float" office:value="0.833333333333333" calcext:value-type="float">
            <text:p>0,833333333333333</text:p>
          </table:table-cell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C$4:.$C$15];[.C$30];[.$N$4:.$N$15];[.$B32])" office:value-type="float" office:value="3" calcext:value-type="float">
            <text:p>3</text:p>
          </table:table-cell>
          <table:table-cell table:style-name="ce4" table:formula="of:=COUNTIFS([.$C$4:.$C$15];[.D$30];[.$N$4:.$N$15];[.$B32])" office:value-type="float" office:value="3" calcext:value-type="float">
            <text:p>3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 office:value-type="string" calcext:value-type="string">
            <text:p>YES</text:p>
          </table:table-cell>
          <table:table-cell table:style-name="ce4" table:formula="of:=COUNTIFS([.$C$4:.$C$15];[.K$30];[.$N$4:.$N$15];[.$B32];[.$G$4:.$G$15];[.$D$50])" office:value-type="float" office:value="2" calcext:value-type="float">
            <text:p>2</text:p>
          </table:table-cell>
          <table:table-cell table:style-name="ce4" table:formula="of:=COUNTIFS([.$C$4:.$C$15];[.L$30];[.$N$4:.$N$15];[.$B32];[.$G$4:.$G$15];[.$D$50])" office:value-type="float" office:value="0" calcext:value-type="float">
            <text:p>0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C$4:.$C$15];[.S$30];[.$N$4:.$N$15];[.$B32];[.$G$4:.$G$15];[.$D$50];[.$J$4:.$J$15];[.$L$65])" office:value-type="float" office:value="2" calcext:value-type="float">
            <text:p>2</text:p>
          </table:table-cell>
          <table:table-cell table:style-name="ce4" table:formula="of:=COUNTIFS([.$C$4:.$C$15];[.T$30];[.$N$4:.$N$15];[.$B32];[.$G$4:.$G$15];[.$D$50];[.$J$4:.$J$15];[.$L$65])" office:value-type="float" office:value="0" calcext:value-type="float">
            <text:p>0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C$4:.$C$15];[.AA$30];[.$N$4:.$N$15];[.$B32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C$4:.$C$15];[.AB$30];[.$N$4:.$N$15];[.$B32];[.$G$4:.$G$15];[.$D$50];[.$J$4:.$J$15];[.$L$65];[.$L$4:.$L$15];[.$U$75])" office:value-type="float" office:value="0" calcext:value-type="float">
            <text:p>0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C$4:.$C$15];[.C$30];[.$N$4:.$N$15];[.$B33])" office:value-type="float" office:value="3" calcext:value-type="float">
            <text:p>3</text:p>
          </table:table-cell>
          <table:table-cell table:style-name="ce4" table:formula="of:=COUNTIFS([.$C$4:.$C$15];[.D$30];[.$N$4:.$N$15];[.$B33])" office:value-type="float" office:value="3" calcext:value-type="float">
            <text:p>3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 office:value-type="string" calcext:value-type="string">
            <text:p>NO</text:p>
          </table:table-cell>
          <table:table-cell table:style-name="ce4" table:formula="of:=COUNTIFS([.$C$4:.$C$15];[.K$30];[.$N$4:.$N$15];[.$B33];[.$G$4:.$G$15];[.$D$50])" office:value-type="float" office:value="3" calcext:value-type="float">
            <text:p>3</text:p>
          </table:table-cell>
          <table:table-cell table:style-name="ce4" table:formula="of:=COUNTIFS([.$C$4:.$C$15];[.L$30];[.$N$4:.$N$15];[.$B33];[.$G$4:.$G$15];[.$D$50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C$4:.$C$15];[.S$30];[.$N$4:.$N$15];[.$B33];[.$G$4:.$G$15];[.$D$50];[.$J$4:.$J$15];[.$L$65])" office:value-type="float" office:value="1" calcext:value-type="float">
            <text:p>1</text:p>
          </table:table-cell>
          <table:table-cell table:style-name="ce4" table:formula="of:=COUNTIFS([.$C$4:.$C$15];[.T$30];[.$N$4:.$N$15];[.$B33];[.$G$4:.$G$15];[.$D$50];[.$J$4:.$J$15];[.$L$65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C$4:.$C$15];[.AA$30];[.$N$4:.$N$15];[.$B33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C$4:.$C$15];[.AB$30];[.$N$4:.$N$15];[.$B33];[.$G$4:.$G$15];[.$D$50];[.$J$4:.$J$15];[.$L$65];[.$L$4:.$L$15];[.$U$75])" office:value-type="float" office:value="0" calcext:value-type="float">
            <text:p>0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3"/>
          <table:table-cell table:style-name="ce18"/>
          <table:table-cell table:style-name="ce4" table:number-columns-repeated="3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Bar</text:p>
          </table:table-cell>
          <table:table-cell table:style-name="ce4" table:formula="of:=COUNTIF([.$D4:.$D15];[.C35])" office:value-type="float" office:value="6" calcext:value-type="float">
            <text:p>6</text:p>
          </table:table-cell>
          <table:table-cell table:style-name="ce4" table:formula="of:=COUNTIF([.$D4:.$D15];[.D35])" office:value-type="float" office:value="6" calcext:value-type="float">
            <text:p>6</text:p>
          </table:table-cell>
          <table:table-cell table:style-name="ce4"/>
          <table:table-cell table:style-name="ce18"/>
          <table:table-cell table:formula="of:=I([.$C$28];[.$D$28])-(([.C37]+[.C38])/[.$A$20])*I([.C37]/[.C36];[.C38]/[.C36])-(([.D37]+[.D38])/[.$A$20])*I([.D37]/[.D36];[.D38]/[.D36])" office:value-type="float" office:value="0" calcext:value-type="float">
            <text:p>0</text:p>
          </table:table-cell>
          <table:table-cell table:style-name="ce4" table:number-columns-repeated="2"/>
          <table:table-cell table:style-name="ce7" office:value-type="string" calcext:value-type="string">
            <text:p>Bar</text:p>
          </table:table-cell>
          <table:table-cell table:style-name="ce4" table:formula="of:=COUNTIFS([.$D$4:.$D$15];[.K$35];[.$G$4:.$G$15];[.$D$50])" office:value-type="float" office:value="3" calcext:value-type="float">
            <text:p>3</text:p>
          </table:table-cell>
          <table:table-cell table:style-name="ce4" table:formula="of:=COUNTIFS([.$D$4:.$D$15];[.L$35];[.$G$4:.$G$15];[.$D$50])" office:value-type="float" office:value="3" calcext:value-type="float">
            <text:p>3</text:p>
          </table:table-cell>
          <table:table-cell table:style-name="ce4"/>
          <table:table-cell table:style-name="ce18"/>
          <table:table-cell table:formula="of:=I([.$C$28];[.$D$28])-(([.K37]+[.K38])/[.$A$20])*I([.K37]/[.K36];[.K38]/[.K36])-(([.L37]+[.L38])/[.$A$20])*I([.L37]/[.L36];[.L38]/[.L36])" office:value-type="float" office:value="0.540852082972755" calcext:value-type="float">
            <text:p>0,540852082972755</text:p>
          </table:table-cell>
          <table:table-cell table:number-columns-repeated="2"/>
          <table:table-cell table:style-name="ce7" office:value-type="string" calcext:value-type="string">
            <text:p>Bar</text:p>
          </table:table-cell>
          <table:table-cell table:style-name="ce4" table:formula="of:=COUNTIFS([.$D$4:.$D$15];[.S$35];[.$G$4:.$G$15];[.$D$50];[.$J$4:.$J$15];[.$L$65])" office:value-type="float" office:value="2" calcext:value-type="float">
            <text:p>2</text:p>
          </table:table-cell>
          <table:table-cell table:style-name="ce4" table:formula="of:=COUNTIFS([.$D$4:.$D$15];[.T$35];[.$G$4:.$G$15];[.$D$50];[.$J$4:.$J$15];[.$L$65])" office:value-type="float" office:value="2" calcext:value-type="float">
            <text:p>2</text:p>
          </table:table-cell>
          <table:table-cell table:style-name="ce4"/>
          <table:table-cell table:style-name="ce18"/>
          <table:table-cell table:formula="of:=I([.$C$28];[.$D$28])-(([.S37]+[.S38])/[.$A$20])*I([.S37]/[.S36];[.S38]/[.S36])-(([.T37]+[.T38])/[.$A$20])*I([.T37]/[.T36];[.T38]/[.T36])" office:value-type="float" office:value="0.666666666666667" calcext:value-type="float">
            <text:p>0,666666666666667</text:p>
          </table:table-cell>
          <table:table-cell table:number-columns-repeated="2"/>
          <table:table-cell table:style-name="ce34" office:value-type="string" calcext:value-type="string">
            <text:p>Bar</text:p>
          </table:table-cell>
          <table:table-cell table:style-name="ce4" table:formula="of:=COUNTIFS([.$D$4:.$D$15];[.AA$35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D$4:.$D$15];[.AB$35];[.$G$4:.$G$15];[.$D$50];[.$J$4:.$J$15];[.$L$65];[.$L$4:.$L$15];[.$U$75])" office:value-type="float" office:value="1" calcext:value-type="float">
            <text:p>1</text:p>
          </table:table-cell>
          <table:table-cell table:style-name="ce4"/>
          <table:table-cell table:style-name="ce18"/>
          <table:table-cell table:style-name="ce37" table:formula="of:=I([.$C$28];[.$D$28])-(([.AA37]+[.AA38])/[.$A$20])*I([.AA37]/[.AA36];[.AA38]/[.AA36])-(([.AB37]+[.AB38])/[.$A$20])*I([.AB37]/[.AB36];[.AB38]/[.AB36])" office:value-type="float" office:value="1" calcext:value-type="float">
            <text:p>1</text:p>
          </table:table-cell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D$4:.$D$15];[.C$35];[.$N$4:.$N$15];[.$B37])" office:value-type="float" office:value="3" calcext:value-type="float">
            <text:p>3</text:p>
          </table:table-cell>
          <table:table-cell table:style-name="ce4" table:formula="of:=COUNTIFS([.$D$4:.$D$15];[.D$35];[.$N$4:.$N$15];[.$B37])" office:value-type="float" office:value="3" calcext:value-type="float">
            <text:p>3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 office:value-type="string" calcext:value-type="string">
            <text:p>YES</text:p>
          </table:table-cell>
          <table:table-cell table:style-name="ce4" table:formula="of:=COUNTIFS([.$D$4:.$D$15];[.K$35];[.$N$4:.$N$15];[.$B37];[.$G$4:.$G$15];[.$D$50])" office:value-type="float" office:value="1" calcext:value-type="float">
            <text:p>1</text:p>
          </table:table-cell>
          <table:table-cell table:style-name="ce4" table:formula="of:=COUNTIFS([.$D$4:.$D$15];[.L$35];[.$N$4:.$N$15];[.$B37];[.$G$4:.$G$15];[.$D$50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D$4:.$D$15];[.S$35];[.$N$4:.$N$15];[.$B37];[.$G$4:.$G$15];[.$D$50];[.$J$4:.$J$15];[.$L$65])" office:value-type="float" office:value="1" calcext:value-type="float">
            <text:p>1</text:p>
          </table:table-cell>
          <table:table-cell table:style-name="ce4" table:formula="of:=COUNTIFS([.$D$4:.$D$15];[.T$35];[.$N$4:.$N$15];[.$B37];[.$G$4:.$G$15];[.$D$50];[.$J$4:.$J$15];[.$L$65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D$4:.$D$15];[.AA$35];[.$N$4:.$N$15];[.$B37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D$4:.$D$15];[.AB$35];[.$N$4:.$N$15];[.$B37];[.$G$4:.$G$15];[.$D$50];[.$J$4:.$J$15];[.$L$65];[.$L$4:.$L$15];[.$U$75])" office:value-type="float" office:value="0" calcext:value-type="float">
            <text:p>0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D$4:.$D$15];[.C$35];[.$N$4:.$N$15];[.$B38])" office:value-type="float" office:value="3" calcext:value-type="float">
            <text:p>3</text:p>
          </table:table-cell>
          <table:table-cell table:style-name="ce4" table:formula="of:=COUNTIFS([.$D$4:.$D$15];[.D$35];[.$N$4:.$N$15];[.$B38])" office:value-type="float" office:value="3" calcext:value-type="float">
            <text:p>3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 office:value-type="string" calcext:value-type="string">
            <text:p>NO</text:p>
          </table:table-cell>
          <table:table-cell table:style-name="ce4" table:formula="of:=COUNTIFS([.$D$4:.$D$15];[.K$35];[.$N$4:.$N$15];[.$B38];[.$G$4:.$G$15];[.$D$50])" office:value-type="float" office:value="2" calcext:value-type="float">
            <text:p>2</text:p>
          </table:table-cell>
          <table:table-cell table:style-name="ce4" table:formula="of:=COUNTIFS([.$D$4:.$D$15];[.L$35];[.$N$4:.$N$15];[.$B38];[.$G$4:.$G$15];[.$D$50])" office:value-type="float" office:value="2" calcext:value-type="float">
            <text:p>2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D$4:.$D$15];[.S$35];[.$N$4:.$N$15];[.$B38];[.$G$4:.$G$15];[.$D$50];[.$J$4:.$J$15];[.$L$65])" office:value-type="float" office:value="1" calcext:value-type="float">
            <text:p>1</text:p>
          </table:table-cell>
          <table:table-cell table:style-name="ce4" table:formula="of:=COUNTIFS([.$D$4:.$D$15];[.T$35];[.$N$4:.$N$15];[.$B38];[.$G$4:.$G$15];[.$D$50];[.$J$4:.$J$15];[.$L$65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D$4:.$D$15];[.AA$35];[.$N$4:.$N$15];[.$B38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D$4:.$D$15];[.AB$35];[.$N$4:.$N$15];[.$B38];[.$G$4:.$G$15];[.$D$50];[.$J$4:.$J$15];[.$L$65];[.$L$4:.$L$15];[.$U$75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3"/>
          <table:table-cell table:style-name="ce18"/>
          <table:table-cell table:style-name="ce4" table:number-columns-repeated="3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Fri</text:p>
          </table:table-cell>
          <table:table-cell table:style-name="ce4" table:formula="of:=COUNTIF([.$E4:.$E15];[.C40])" office:value-type="float" office:value="5" calcext:value-type="float">
            <text:p>5</text:p>
          </table:table-cell>
          <table:table-cell table:style-name="ce4" table:formula="of:=COUNTIF([.$E4:.$E15];[.D40])" office:value-type="float" office:value="7" calcext:value-type="float">
            <text:p>7</text:p>
          </table:table-cell>
          <table:table-cell table:style-name="ce4"/>
          <table:table-cell table:style-name="ce18"/>
          <table:table-cell table:formula="of:=I([.$C$28];[.$D$28])-(([.C42]+[.C43])/[.$A$20])*I([.C42]/[.C41];[.C43]/[.C41])-(([.D42]+[.D43])/[.$A$20])*I([.D42]/[.D41];[.D43]/[.D41])" office:value-type="float" office:value="0.0207208396239078" calcext:value-type="float">
            <text:p>0,0207208396239078</text:p>
          </table:table-cell>
          <table:table-cell table:style-name="ce4" table:number-columns-repeated="2"/>
          <table:table-cell table:style-name="ce7" office:value-type="string" calcext:value-type="string">
            <text:p>Fri</text:p>
          </table:table-cell>
          <table:table-cell table:style-name="ce4" table:formula="of:=COUNTIFS([.$E$4:.$E$15];[.K$40];[.$G$4:.$G$15];[.$D$50])" office:value-type="float" office:value="5" calcext:value-type="float">
            <text:p>5</text:p>
          </table:table-cell>
          <table:table-cell table:style-name="ce4" table:formula="of:=COUNTIFS([.$E$4:.$E$15];[.L$40];[.$G$4:.$G$15];[.$D$50])" office:value-type="float" office:value="1" calcext:value-type="float">
            <text:p>1</text:p>
          </table:table-cell>
          <table:table-cell table:style-name="ce4"/>
          <table:table-cell table:style-name="ce18"/>
          <table:table-cell table:formula="of:=I([.$C$28];[.$D$28])-(([.K42]+[.K43])/[.$A$20])*I([.K42]/[.K41];[.K43]/[.K41])-(([.L42]+[.L43])/[.$A$20])*I([.L42]/[.L41];[.L43]/[.L41])" office:value-type="float" office:value="0.595437252310555" calcext:value-type="float">
            <text:p>0,595437252310555</text:p>
          </table:table-cell>
          <table:table-cell table:number-columns-repeated="2"/>
          <table:table-cell table:style-name="ce7" office:value-type="string" calcext:value-type="string">
            <text:p>Fri</text:p>
          </table:table-cell>
          <table:table-cell table:style-name="ce4" table:formula="of:=COUNTIFS([.$E$4:.$E$15];[.S$40];[.$G$4:.$G$15];[.$D$50];[.$J$4:.$J$15];[.$L$65])" office:value-type="float" office:value="3" calcext:value-type="float">
            <text:p>3</text:p>
          </table:table-cell>
          <table:table-cell table:style-name="ce4" table:formula="of:=COUNTIFS([.$E$4:.$E$15];[.T$40];[.$G$4:.$G$15];[.$D$50];[.$J$4:.$J$15];[.$L$65])" office:value-type="float" office:value="1" calcext:value-type="float">
            <text:p>1</text:p>
          </table:table-cell>
          <table:table-cell table:style-name="ce4"/>
          <table:table-cell table:style-name="ce18"/>
          <table:table-cell table:formula="of:=I([.$C$28];[.$D$28])-(([.S42]+[.S43])/[.$A$20])*I([.S42]/[.S41];[.S43]/[.S41])-(([.T42]+[.T43])/[.$A$20])*I([.T42]/[.T41];[.T43]/[.T41])" office:value-type="float" office:value="0.770426041486378" calcext:value-type="float">
            <text:p>0,770426041486378</text:p>
          </table:table-cell>
          <table:table-cell table:number-columns-repeated="2"/>
          <table:table-cell table:style-name="ce9" office:value-type="string" calcext:value-type="string">
            <text:p>Fri</text:p>
          </table:table-cell>
          <table:table-cell table:style-name="ce4" table:formula="of:=COUNTIFS([.$E$4:.$E$15];[.AA$40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E$4:.$E$15];[.AB$40];[.$G$4:.$G$15];[.$D$50];[.$J$4:.$J$15];[.$L$65];[.$L$4:.$L$15];[.$U$75])" office:value-type="float" office:value="1" calcext:value-type="float">
            <text:p>1</text:p>
          </table:table-cell>
          <table:table-cell table:style-name="ce4"/>
          <table:table-cell table:style-name="ce18"/>
          <table:table-cell table:style-name="ce22" table:formula="of:=I([.$C$28];[.$D$28])-(([.AA42]+[.AA43])/[.$A$20])*I([.AA42]/[.AA41];[.AA43]/[.AA41])-(([.AB42]+[.AB43])/[.$A$20])*I([.AB42]/[.AB41];[.AB43]/[.AB41])" office:value-type="float" office:value="1" calcext:value-type="float">
            <text:p>1</text:p>
          </table:table-cell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E$4:.$E$15];[.C$40];[.$N$4:.$N$15];[.$B42])" office:value-type="float" office:value="2" calcext:value-type="float">
            <text:p>2</text:p>
          </table:table-cell>
          <table:table-cell table:style-name="ce4" table:formula="of:=COUNTIFS([.$E$4:.$E$15];[.D$40];[.$N$4:.$N$15];[.$B42])" office:value-type="float" office:value="4" calcext:value-type="float">
            <text:p>4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 office:value-type="string" calcext:value-type="string">
            <text:p>YES</text:p>
          </table:table-cell>
          <table:table-cell table:style-name="ce4" table:formula="of:=COUNTIFS([.$E$4:.$E$15];[.K$40];[.$N$4:.$N$15];[.$B42];[.$G$4:.$G$15];[.$D$50])" office:value-type="float" office:value="2" calcext:value-type="float">
            <text:p>2</text:p>
          </table:table-cell>
          <table:table-cell table:style-name="ce4" table:formula="of:=COUNTIFS([.$E$4:.$E$15];[.L$40];[.$N$4:.$N$15];[.$B42];[.$G$4:.$G$15];[.$D$50])" office:value-type="float" office:value="0" calcext:value-type="float">
            <text:p>0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E$4:.$E$15];[.S$40];[.$N$4:.$N$15];[.$B42];[.$G$4:.$G$15];[.$D$50];[.$J$4:.$J$15];[.$L$65])" office:value-type="float" office:value="2" calcext:value-type="float">
            <text:p>2</text:p>
          </table:table-cell>
          <table:table-cell table:style-name="ce4" table:formula="of:=COUNTIFS([.$E$4:.$E$15];[.T$40];[.$N$4:.$N$15];[.$B42];[.$G$4:.$G$15];[.$D$50];[.$J$4:.$J$15];[.$L$65])" office:value-type="float" office:value="0" calcext:value-type="float">
            <text:p>0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E$4:.$E$15];[.AA$40];[.$N$4:.$N$15];[.$B42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E$4:.$E$15];[.AB$40];[.$N$4:.$N$15];[.$B42];[.$G$4:.$G$15];[.$D$50];[.$J$4:.$J$15];[.$L$65];[.$L$4:.$L$15];[.$U$75])" office:value-type="float" office:value="0" calcext:value-type="float">
            <text:p>0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E$4:.$E$15];[.C$40];[.$N$4:.$N$15];[.$B43])" office:value-type="float" office:value="3" calcext:value-type="float">
            <text:p>3</text:p>
          </table:table-cell>
          <table:table-cell table:style-name="ce4" table:formula="of:=COUNTIFS([.$E$4:.$E$15];[.D$40];[.$N$4:.$N$15];[.$B43])" office:value-type="float" office:value="3" calcext:value-type="float">
            <text:p>3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 office:value-type="string" calcext:value-type="string">
            <text:p>NO</text:p>
          </table:table-cell>
          <table:table-cell table:style-name="ce4" table:formula="of:=COUNTIFS([.$E$4:.$E$15];[.K$40];[.$N$4:.$N$15];[.$B43];[.$G$4:.$G$15];[.$D$50])" office:value-type="float" office:value="3" calcext:value-type="float">
            <text:p>3</text:p>
          </table:table-cell>
          <table:table-cell table:style-name="ce4" table:formula="of:=COUNTIFS([.$E$4:.$E$15];[.L$40];[.$N$4:.$N$15];[.$B43];[.$G$4:.$G$15];[.$D$50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E$4:.$E$15];[.S$40];[.$N$4:.$N$15];[.$B43];[.$G$4:.$G$15];[.$D$50];[.$J$4:.$J$15];[.$L$65])" office:value-type="float" office:value="1" calcext:value-type="float">
            <text:p>1</text:p>
          </table:table-cell>
          <table:table-cell table:style-name="ce4" table:formula="of:=COUNTIFS([.$E$4:.$E$15];[.T$40];[.$N$4:.$N$15];[.$B43];[.$G$4:.$G$15];[.$D$50];[.$J$4:.$J$15];[.$L$65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E$4:.$E$15];[.AA$40];[.$N$4:.$N$15];[.$B43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E$4:.$E$15];[.AB$40];[.$N$4:.$N$15];[.$B43];[.$G$4:.$G$15];[.$D$50];[.$J$4:.$J$15];[.$L$65];[.$L$4:.$L$15];[.$U$75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3"/>
          <table:table-cell table:style-name="ce18"/>
          <table:table-cell table:style-name="ce4" table:number-columns-repeated="3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Hun</text:p>
          </table:table-cell>
          <table:table-cell table:style-name="ce4" table:formula="of:=COUNTIF([.$F4:.$F15];[.C45])" office:value-type="float" office:value="7" calcext:value-type="float">
            <text:p>7</text:p>
          </table:table-cell>
          <table:table-cell table:style-name="ce4" table:formula="of:=COUNTIF([.$F4:.$F15];[.D45])" office:value-type="float" office:value="5" calcext:value-type="float">
            <text:p>5</text:p>
          </table:table-cell>
          <table:table-cell table:style-name="ce15"/>
          <table:table-cell table:style-name="ce18"/>
          <table:table-cell table:formula="of:=I([.$C$28];[.$D$28])-(([.C47]+[.C48])/[.$A$20])*I([.C47]/[.C46];[.C48]/[.C46])-(([.D47]+[.D48])/[.$A$20])*I([.D47]/[.D46];[.D48]/[.D46])" office:value-type="float" office:value="0.195709628799731" calcext:value-type="float">
            <text:p>0,195709628799731</text:p>
          </table:table-cell>
          <table:table-cell table:style-name="ce15" table:number-columns-repeated="2"/>
          <table:table-cell table:style-name="ce24" office:value-type="string" calcext:value-type="string">
            <text:p>Hun</text:p>
          </table:table-cell>
          <table:table-cell table:style-name="ce4" table:formula="of:=COUNTIFS([.$F$4:.$F$15];[.K$45];[.$G$4:.$G$15];[.$D$50])" office:value-type="float" office:value="4" calcext:value-type="float">
            <text:p>4</text:p>
          </table:table-cell>
          <table:table-cell table:style-name="ce4" table:formula="of:=COUNTIFS([.$F$4:.$F$15];[.L$45];[.$G$4:.$G$15];[.$D$50])" office:value-type="float" office:value="2" calcext:value-type="float">
            <text:p>2</text:p>
          </table:table-cell>
          <table:table-cell table:style-name="ce15"/>
          <table:table-cell table:style-name="ce18"/>
          <table:table-cell table:style-name="ce29" table:formula="of:=I([.$C$28];[.$D$28])-(([.K47]+[.K48])/[.$A$20])*I([.K47]/[.K46];[.K48]/[.K46])-(([.L47]+[.L48])/[.$A$20])*I([.L47]/[.L46];[.L48]/[.L46])" office:value-type="float" office:value="0.666666666666667" calcext:value-type="float">
            <text:p>0,666666666666667</text:p>
          </table:table-cell>
          <table:table-cell table:number-columns-repeated="2"/>
          <table:table-cell table:style-name="ce7" office:value-type="string" calcext:value-type="string">
            <text:p>Hun</text:p>
          </table:table-cell>
          <table:table-cell table:style-name="ce4" table:formula="of:=COUNTIFS([.$F$4:.$F$15];[.S$45];[.$G$4:.$G$15];[.$D$50];[.$J$4:.$J$15];[.$L$65])" office:value-type="float" office:value="3" calcext:value-type="float">
            <text:p>3</text:p>
          </table:table-cell>
          <table:table-cell table:style-name="ce4" table:formula="of:=COUNTIFS([.$F$4:.$F$15];[.T$45];[.$G$4:.$G$15];[.$D$50];[.$J$4:.$J$15];[.$L$65])" office:value-type="float" office:value="1" calcext:value-type="float">
            <text:p>1</text:p>
          </table:table-cell>
          <table:table-cell table:style-name="ce15"/>
          <table:table-cell table:style-name="ce18"/>
          <table:table-cell table:formula="of:=I([.$C$28];[.$D$28])-(([.S47]+[.S48])/[.$A$20])*I([.S47]/[.S46];[.S48]/[.S46])-(([.T47]+[.T48])/[.$A$20])*I([.T47]/[.T46];[.T48]/[.T46])" office:value-type="float" office:value="0.770426041486378" calcext:value-type="float">
            <text:p>0,770426041486378</text:p>
          </table:table-cell>
          <table:table-cell table:number-columns-repeated="2"/>
          <table:table-cell table:style-name="ce7" office:value-type="string" calcext:value-type="string">
            <text:p>Hun</text:p>
          </table:table-cell>
          <table:table-cell table:style-name="ce4" table:formula="of:=COUNTIFS([.$F$4:.$F$15];[.AA$45];[.$G$4:.$G$15];[.$D$50];[.$J$4:.$J$15];[.$L$65];[.$L$4:.$L$15];[.$U$75])" office:value-type="float" office:value="2" calcext:value-type="float">
            <text:p>2</text:p>
          </table:table-cell>
          <table:table-cell table:style-name="ce4" table:formula="of:=COUNTIFS([.$F$4:.$F$15];[.AB$45];[.$G$4:.$G$15];[.$D$50];[.$J$4:.$J$15];[.$L$65];[.$L$4:.$L$15];[.$U$75])" office:value-type="float" office:value="0" calcext:value-type="float">
            <text:p>0</text:p>
          </table:table-cell>
          <table:table-cell table:style-name="ce15"/>
          <table:table-cell table:style-name="ce18"/>
          <table:table-cell table:formula="of:=I([.$C$28];[.$D$28])-(([.AA47]+[.AA48])/[.$A$20])*I([.AA47]/[.AA46];[.AA48]/[.AA46])" office:value-type="float" office:value="0.833333333333333" calcext:value-type="float">
            <text:p>0,833333333333333</text:p>
          </table:table-cell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F$4:.$F$15];[.C$45];[.$N$4:.$N$15];[.$B47])" office:value-type="float" office:value="5" calcext:value-type="float">
            <text:p>5</text:p>
          </table:table-cell>
          <table:table-cell table:style-name="ce4" table:formula="of:=COUNTIFS([.$F$4:.$F$15];[.D$45];[.$N$4:.$N$15];[.$B47])" office:value-type="float" office:value="1" calcext:value-type="float">
            <text:p>1</text:p>
          </table:table-cell>
          <table:table-cell table:style-name="ce15"/>
          <table:table-cell table:style-name="ce18"/>
          <table:table-cell/>
          <table:table-cell table:style-name="ce4"/>
          <table:table-cell table:style-name="ce15"/>
          <table:table-cell table:style-name="ce7" office:value-type="string" calcext:value-type="string">
            <text:p>YES</text:p>
          </table:table-cell>
          <table:table-cell table:style-name="ce4" table:formula="of:=COUNTIFS([.$F$4:.$F$15];[.K$45];[.$N$4:.$N$15];[.$B47];[.$G$4:.$G$15];[.$D$50])" office:value-type="float" office:value="2" calcext:value-type="float">
            <text:p>2</text:p>
          </table:table-cell>
          <table:table-cell table:style-name="ce4" table:formula="of:=COUNTIFS([.$F$4:.$F$15];[.L$45];[.$N$4:.$N$15];[.$B47];[.$G$4:.$G$15];[.$D$50])" office:value-type="float" office:value="0" calcext:value-type="float">
            <text:p>0</text:p>
          </table:table-cell>
          <table:table-cell table:style-name="ce15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F$4:.$F$15];[.S$45];[.$N$4:.$N$15];[.$B47];[.$G$4:.$G$15];[.$D$50];[.$J$4:.$J$15];[.$L$65])" office:value-type="float" office:value="2" calcext:value-type="float">
            <text:p>2</text:p>
          </table:table-cell>
          <table:table-cell table:style-name="ce4" table:formula="of:=COUNTIFS([.$F$4:.$F$15];[.T$45];[.$N$4:.$N$15];[.$B47];[.$G$4:.$G$15];[.$D$50];[.$J$4:.$J$15];[.$L$65])" office:value-type="float" office:value="0" calcext:value-type="float">
            <text:p>0</text:p>
          </table:table-cell>
          <table:table-cell table:style-name="ce15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F$4:.$F$15];[.AA$45];[.$N$4:.$N$15];[.$B47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F$4:.$F$15];[.AB$45];[.$N$4:.$N$15];[.$B47];[.$G$4:.$G$15];[.$D$50];[.$J$4:.$J$15];[.$L$65];[.$L$4:.$L$15];[.$U$75])" office:value-type="float" office:value="0" calcext:value-type="float">
            <text:p>0</text:p>
          </table:table-cell>
          <table:table-cell table:style-name="ce15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F$4:.$F$15];[.C$45];[.$N$4:.$N$15];[.$B48])" office:value-type="float" office:value="2" calcext:value-type="float">
            <text:p>2</text:p>
          </table:table-cell>
          <table:table-cell table:style-name="ce4" table:formula="of:=COUNTIFS([.$F$4:.$F$15];[.D$45];[.$N$4:.$N$15];[.$B48])" office:value-type="float" office:value="4" calcext:value-type="float">
            <text:p>4</text:p>
          </table:table-cell>
          <table:table-cell table:style-name="ce15"/>
          <table:table-cell table:style-name="ce18"/>
          <table:table-cell/>
          <table:table-cell table:style-name="ce4"/>
          <table:table-cell table:style-name="ce15"/>
          <table:table-cell table:style-name="ce7" office:value-type="string" calcext:value-type="string">
            <text:p>NO</text:p>
          </table:table-cell>
          <table:table-cell table:style-name="ce4" table:formula="of:=COUNTIFS([.$F$4:.$F$15];[.K$45];[.$N$4:.$N$15];[.$B48];[.$G$4:.$G$15];[.$D$50])" office:value-type="float" office:value="2" calcext:value-type="float">
            <text:p>2</text:p>
          </table:table-cell>
          <table:table-cell table:style-name="ce4" table:formula="of:=COUNTIFS([.$F$4:.$F$15];[.L$45];[.$N$4:.$N$15];[.$B48];[.$G$4:.$G$15];[.$D$50])" office:value-type="float" office:value="2" calcext:value-type="float">
            <text:p>2</text:p>
          </table:table-cell>
          <table:table-cell table:style-name="ce15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F$4:.$F$15];[.S$45];[.$N$4:.$N$15];[.$B48];[.$G$4:.$G$15];[.$D$50];[.$J$4:.$J$15];[.$L$65])" office:value-type="float" office:value="1" calcext:value-type="float">
            <text:p>1</text:p>
          </table:table-cell>
          <table:table-cell table:style-name="ce4" table:formula="of:=COUNTIFS([.$F$4:.$F$15];[.T$45];[.$N$4:.$N$15];[.$B48];[.$G$4:.$G$15];[.$D$50];[.$J$4:.$J$15];[.$L$65])" office:value-type="float" office:value="1" calcext:value-type="float">
            <text:p>1</text:p>
          </table:table-cell>
          <table:table-cell table:style-name="ce15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F$4:.$F$15];[.AA$45];[.$N$4:.$N$15];[.$B48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F$4:.$F$15];[.AB$45];[.$N$4:.$N$15];[.$B48];[.$G$4:.$G$15];[.$D$50];[.$J$4:.$J$15];[.$L$65];[.$L$4:.$L$15];[.$U$75])" office:value-type="float" office:value="0" calcext:value-type="float">
            <text:p>0</text:p>
          </table:table-cell>
          <table:table-cell table:style-name="ce15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style-name="ce4"/>
          <table:table-cell table:style-name="ce15" table:number-columns-repeated="2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/>
          <table:table-cell table:style-name="ce12" office:value-type="string" calcext:value-type="string">
            <text:p>Some</text:p>
          </table:table-cell>
          <table:table-cell table:style-name="ce12" office:value-type="string" calcext:value-type="string">
            <text:p>Full</text:p>
          </table:table-cell>
          <table:table-cell table:style-name="ce13" office:value-type="string" calcext:value-type="string">
            <text:p>None</text:p>
          </table:table-cell>
          <table:table-cell table:style-name="ce18"/>
          <table:table-cell table:style-name="ce4"/>
          <table:table-cell table:style-name="ce15" table:number-columns-repeated="2"/>
          <table:table-cell table:style-name="ce25"/>
          <table:table-cell table:style-name="ce26" office:value-type="string" calcext:value-type="string">
            <text:p>Some</text:p>
          </table:table-cell>
          <table:table-cell table:style-name="ce26" office:value-type="string" calcext:value-type="string">
            <text:p>Full</text:p>
          </table:table-cell>
          <table:table-cell table:style-name="ce27" office:value-type="string" calcext:value-type="string">
            <text:p>None</text:p>
          </table:table-cell>
          <table:table-cell table:style-name="ce28"/>
          <table:table-cell table:style-name="ce4"/>
          <table:table-cell table:number-columns-repeated="2"/>
          <table:table-cell table:style-name="ce25"/>
          <table:table-cell table:style-name="ce26" office:value-type="string" calcext:value-type="string">
            <text:p>Some</text:p>
          </table:table-cell>
          <table:table-cell table:style-name="ce26" office:value-type="string" calcext:value-type="string">
            <text:p>Full</text:p>
          </table:table-cell>
          <table:table-cell table:style-name="ce27" office:value-type="string" calcext:value-type="string">
            <text:p>None</text:p>
          </table:table-cell>
          <table:table-cell table:style-name="ce28"/>
          <table:table-cell table:style-name="ce4"/>
          <table:table-cell table:number-columns-repeated="2"/>
          <table:table-cell table:style-name="ce25"/>
          <table:table-cell table:style-name="ce26" office:value-type="string" calcext:value-type="string">
            <text:p>Some</text:p>
          </table:table-cell>
          <table:table-cell table:style-name="ce26" office:value-type="string" calcext:value-type="string">
            <text:p>Full</text:p>
          </table:table-cell>
          <table:table-cell table:style-name="ce27" office:value-type="string" calcext:value-type="string">
            <text:p>None</text:p>
          </table:table-cell>
          <table:table-cell table:style-name="ce2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9" office:value-type="string" calcext:value-type="string">
            <text:p>Pat</text:p>
          </table:table-cell>
          <table:table-cell table:style-name="ce4" table:formula="of:=COUNTIF([.$G4:.$G15];[.C50])" office:value-type="float" office:value="4" calcext:value-type="float">
            <text:p>4</text:p>
          </table:table-cell>
          <table:table-cell table:style-name="ce4" table:formula="of:=COUNTIF([.$G4:.$G15];[.D50])" office:value-type="float" office:value="6" calcext:value-type="float">
            <text:p>6</text:p>
          </table:table-cell>
          <table:table-cell table:style-name="ce4" table:formula="of:=COUNTIF([.$G4:.$G15];[.E50])" office:value-type="float" office:value="2" calcext:value-type="float">
            <text:p>2</text:p>
          </table:table-cell>
          <table:table-cell table:style-name="ce18"/>
          <table:table-cell table:style-name="ce22" table:formula="of:=I([.$C$28];[.$D$28])-(([.C52]+[.C53])/[.$A$20])*I([.C52]/[.C51];[.C53]/[.C51])-(([.D52]+[.D53])/[.$A$20])*I([.D52]/[.D51];[.D53]/[.D51])-(([.E52]+[.E53])/[.$A$20])*I([.E52]/[.E51];[.E53]/[.E51])" office:value-type="float" office:value="0.540852082972755" calcext:value-type="float">
            <text:p>0,540852082972755</text:p>
          </table:table-cell>
          <table:table-cell table:style-name="ce15" table:number-columns-repeated="2"/>
          <table:table-cell table:style-name="ce25" office:value-type="string" calcext:value-type="string">
            <text:p>Pat</text:p>
          </table:table-cell>
          <table:table-cell table:style-name="ce26" table:formula="of:=COUNTIF([.$G4:.$G15];[.K50])" office:value-type="float" office:value="4" calcext:value-type="float">
            <text:p>4</text:p>
          </table:table-cell>
          <table:table-cell table:style-name="ce26" table:formula="of:=COUNTIF([.$G4:.$G15];[.L50])" office:value-type="float" office:value="6" calcext:value-type="float">
            <text:p>6</text:p>
          </table:table-cell>
          <table:table-cell table:style-name="ce26" table:formula="of:=COUNTIF([.$G4:.$G15];[.M50])" office:value-type="float" office:value="2" calcext:value-type="float">
            <text:p>2</text:p>
          </table:table-cell>
          <table:table-cell table:style-name="ce28"/>
          <table:table-cell table:style-name="ce30"/>
          <table:table-cell table:number-columns-repeated="2"/>
          <table:table-cell table:style-name="ce25" office:value-type="string" calcext:value-type="string">
            <text:p>Pat</text:p>
          </table:table-cell>
          <table:table-cell table:style-name="ce26" table:formula="of:=COUNTIF([.$G4:.$G15];[.S50])" office:value-type="float" office:value="4" calcext:value-type="float">
            <text:p>4</text:p>
          </table:table-cell>
          <table:table-cell table:style-name="ce26" table:formula="of:=COUNTIF([.$G4:.$G15];[.T50])" office:value-type="float" office:value="6" calcext:value-type="float">
            <text:p>6</text:p>
          </table:table-cell>
          <table:table-cell table:style-name="ce26" table:formula="of:=COUNTIF([.$G4:.$G15];[.U50])" office:value-type="float" office:value="2" calcext:value-type="float">
            <text:p>2</text:p>
          </table:table-cell>
          <table:table-cell table:style-name="ce28"/>
          <table:table-cell table:style-name="ce30"/>
          <table:table-cell table:number-columns-repeated="2"/>
          <table:table-cell table:style-name="ce25" office:value-type="string" calcext:value-type="string">
            <text:p>Pat</text:p>
          </table:table-cell>
          <table:table-cell table:style-name="ce26" table:formula="of:=COUNTIF([.$G4:.$G15];[.AA50])" office:value-type="float" office:value="4" calcext:value-type="float">
            <text:p>4</text:p>
          </table:table-cell>
          <table:table-cell table:style-name="ce26" table:formula="of:=COUNTIF([.$G4:.$G15];[.AB50])" office:value-type="float" office:value="6" calcext:value-type="float">
            <text:p>6</text:p>
          </table:table-cell>
          <table:table-cell table:style-name="ce26" table:formula="of:=COUNTIF([.$G4:.$G15];[.AC50])" office:value-type="float" office:value="2" calcext:value-type="float">
            <text:p>2</text:p>
          </table:table-cell>
          <table:table-cell table:style-name="ce28"/>
          <table:table-cell table:style-name="ce30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G$4:.$G$15];[.C$50];[.$N$4:.$N$15];[.$B52])" office:value-type="float" office:value="4" calcext:value-type="float">
            <text:p>4</text:p>
          </table:table-cell>
          <table:table-cell table:style-name="ce4" table:formula="of:=COUNTIFS([.$G$4:.$G$15];[.D$50];[.$N$4:.$N$15];[.$B52])" office:value-type="float" office:value="2" calcext:value-type="float">
            <text:p>2</text:p>
          </table:table-cell>
          <table:table-cell table:style-name="ce4" table:formula="of:=COUNTIFS([.$G$4:.$G$15];[.E$50];[.$N$4:.$N$15];[.$B52])" office:value-type="float" office:value="0" calcext:value-type="float">
            <text:p>0</text:p>
          </table:table-cell>
          <table:table-cell table:style-name="ce18"/>
          <table:table-cell/>
          <table:table-cell table:style-name="ce4"/>
          <table:table-cell table:style-name="ce15"/>
          <table:table-cell table:style-name="ce25" office:value-type="string" calcext:value-type="string">
            <text:p>YES</text:p>
          </table:table-cell>
          <table:table-cell table:style-name="ce26" table:formula="of:=COUNTIFS([.$G$4:.$G$15];[.K$50];[.$N$4:.$N$15];[.$B52])" office:value-type="float" office:value="4" calcext:value-type="float">
            <text:p>4</text:p>
          </table:table-cell>
          <table:table-cell table:style-name="ce26" table:formula="of:=COUNTIFS([.$G$4:.$G$15];[.L$50];[.$N$4:.$N$15];[.$B52])" office:value-type="float" office:value="2" calcext:value-type="float">
            <text:p>2</text:p>
          </table:table-cell>
          <table:table-cell table:style-name="ce26" table:formula="of:=COUNTIFS([.$G$4:.$G$15];[.M$50];[.$N$4:.$N$15];[.$B52])" office:value-type="float" office:value="0" calcext:value-type="float">
            <text:p>0</text:p>
          </table:table-cell>
          <table:table-cell table:style-name="ce28"/>
          <table:table-cell table:number-columns-repeated="3"/>
          <table:table-cell table:style-name="ce25" office:value-type="string" calcext:value-type="string">
            <text:p>YES</text:p>
          </table:table-cell>
          <table:table-cell table:style-name="ce26" table:formula="of:=COUNTIFS([.$G$4:.$G$15];[.S$50];[.$N$4:.$N$15];[.$B52])" office:value-type="float" office:value="4" calcext:value-type="float">
            <text:p>4</text:p>
          </table:table-cell>
          <table:table-cell table:style-name="ce26" table:formula="of:=COUNTIFS([.$G$4:.$G$15];[.T$50];[.$N$4:.$N$15];[.$B52])" office:value-type="float" office:value="2" calcext:value-type="float">
            <text:p>2</text:p>
          </table:table-cell>
          <table:table-cell table:style-name="ce26" table:formula="of:=COUNTIFS([.$G$4:.$G$15];[.U$50];[.$N$4:.$N$15];[.$B52])" office:value-type="float" office:value="0" calcext:value-type="float">
            <text:p>0</text:p>
          </table:table-cell>
          <table:table-cell table:style-name="ce28"/>
          <table:table-cell table:number-columns-repeated="3"/>
          <table:table-cell table:style-name="ce25" office:value-type="string" calcext:value-type="string">
            <text:p>YES</text:p>
          </table:table-cell>
          <table:table-cell table:style-name="ce26" table:formula="of:=COUNTIFS([.$G$4:.$G$15];[.AA$50];[.$N$4:.$N$15];[.$B52])" office:value-type="float" office:value="4" calcext:value-type="float">
            <text:p>4</text:p>
          </table:table-cell>
          <table:table-cell table:style-name="ce26" table:formula="of:=COUNTIFS([.$G$4:.$G$15];[.AB$50];[.$N$4:.$N$15];[.$B52])" office:value-type="float" office:value="2" calcext:value-type="float">
            <text:p>2</text:p>
          </table:table-cell>
          <table:table-cell table:style-name="ce26" table:formula="of:=COUNTIFS([.$G$4:.$G$15];[.AC$50];[.$N$4:.$N$15];[.$B52])" office:value-type="float" office:value="0" calcext:value-type="float">
            <text:p>0</text:p>
          </table:table-cell>
          <table:table-cell table:style-name="ce2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G$4:.$G$15];[.C$50];[.$N$4:.$N$15];[.$B53])" office:value-type="float" office:value="0" calcext:value-type="float">
            <text:p>0</text:p>
          </table:table-cell>
          <table:table-cell table:style-name="ce4" table:formula="of:=COUNTIFS([.$G$4:.$G$15];[.D$50];[.$N$4:.$N$15];[.$B53])" office:value-type="float" office:value="4" calcext:value-type="float">
            <text:p>4</text:p>
          </table:table-cell>
          <table:table-cell table:style-name="ce4" table:formula="of:=COUNTIFS([.$G$4:.$G$15];[.E$50];[.$N$4:.$N$15];[.$B53])" office:value-type="float" office:value="2" calcext:value-type="float">
            <text:p>2</text:p>
          </table:table-cell>
          <table:table-cell table:style-name="ce18"/>
          <table:table-cell/>
          <table:table-cell table:style-name="ce4"/>
          <table:table-cell table:style-name="ce15"/>
          <table:table-cell table:style-name="ce25" office:value-type="string" calcext:value-type="string">
            <text:p>NO</text:p>
          </table:table-cell>
          <table:table-cell table:style-name="ce26" table:formula="of:=COUNTIFS([.$G$4:.$G$15];[.K$50];[.$N$4:.$N$15];[.$B53])" office:value-type="float" office:value="0" calcext:value-type="float">
            <text:p>0</text:p>
          </table:table-cell>
          <table:table-cell table:style-name="ce26" table:formula="of:=COUNTIFS([.$G$4:.$G$15];[.L$50];[.$N$4:.$N$15];[.$B53])" office:value-type="float" office:value="4" calcext:value-type="float">
            <text:p>4</text:p>
          </table:table-cell>
          <table:table-cell table:style-name="ce26" table:formula="of:=COUNTIFS([.$G$4:.$G$15];[.M$50];[.$N$4:.$N$15];[.$B53])" office:value-type="float" office:value="2" calcext:value-type="float">
            <text:p>2</text:p>
          </table:table-cell>
          <table:table-cell table:style-name="ce28"/>
          <table:table-cell table:number-columns-repeated="3"/>
          <table:table-cell table:style-name="ce25" office:value-type="string" calcext:value-type="string">
            <text:p>NO</text:p>
          </table:table-cell>
          <table:table-cell table:style-name="ce26" table:formula="of:=COUNTIFS([.$G$4:.$G$15];[.S$50];[.$N$4:.$N$15];[.$B53])" office:value-type="float" office:value="0" calcext:value-type="float">
            <text:p>0</text:p>
          </table:table-cell>
          <table:table-cell table:style-name="ce26" table:formula="of:=COUNTIFS([.$G$4:.$G$15];[.T$50];[.$N$4:.$N$15];[.$B53])" office:value-type="float" office:value="4" calcext:value-type="float">
            <text:p>4</text:p>
          </table:table-cell>
          <table:table-cell table:style-name="ce26" table:formula="of:=COUNTIFS([.$G$4:.$G$15];[.U$50];[.$N$4:.$N$15];[.$B53])" office:value-type="float" office:value="2" calcext:value-type="float">
            <text:p>2</text:p>
          </table:table-cell>
          <table:table-cell table:style-name="ce28"/>
          <table:table-cell table:number-columns-repeated="3"/>
          <table:table-cell table:style-name="ce25" office:value-type="string" calcext:value-type="string">
            <text:p>NO</text:p>
          </table:table-cell>
          <table:table-cell table:style-name="ce26" table:formula="of:=COUNTIFS([.$G$4:.$G$15];[.AA$50];[.$N$4:.$N$15];[.$B53])" office:value-type="float" office:value="0" calcext:value-type="float">
            <text:p>0</text:p>
          </table:table-cell>
          <table:table-cell table:style-name="ce26" table:formula="of:=COUNTIFS([.$G$4:.$G$15];[.AB$50];[.$N$4:.$N$15];[.$B53])" office:value-type="float" office:value="4" calcext:value-type="float">
            <text:p>4</text:p>
          </table:table-cell>
          <table:table-cell table:style-name="ce26" table:formula="of:=COUNTIFS([.$G$4:.$G$15];[.AC$50];[.$N$4:.$N$15];[.$B53])" office:value-type="float" office:value="2" calcext:value-type="float">
            <text:p>2</text:p>
          </table:table-cell>
          <table:table-cell table:style-name="ce2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style-name="ce15" table:number-columns-repeated="2"/>
          <table:table-cell table:style-name="ce25"/>
          <table:table-cell table:style-name="ce26" table:number-columns-repeated="3"/>
          <table:table-cell table:style-name="ce28"/>
          <table:table-cell table:style-name="ce4"/>
          <table:table-cell table:number-columns-repeated="2"/>
          <table:table-cell table:style-name="ce25"/>
          <table:table-cell table:style-name="ce26" table:number-columns-repeated="3"/>
          <table:table-cell table:style-name="ce28"/>
          <table:table-cell table:style-name="ce4"/>
          <table:table-cell table:number-columns-repeated="2"/>
          <table:table-cell table:style-name="ce25"/>
          <table:table-cell table:style-name="ce26" table:number-columns-repeated="3"/>
          <table:table-cell table:style-name="ce2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/>
          <table:table-cell table:style-name="ce13" office:value-type="string" calcext:value-type="string">
            <text:p>$</text:p>
          </table:table-cell>
          <table:table-cell table:style-name="ce13" office:value-type="string" calcext:value-type="string">
            <text:p>$$</text:p>
          </table:table-cell>
          <table:table-cell table:style-name="ce13" office:value-type="string" calcext:value-type="string">
            <text:p>$$$</text:p>
          </table:table-cell>
          <table:table-cell table:style-name="ce18"/>
          <table:table-cell table:style-name="ce4"/>
          <table:table-cell table:style-name="ce15" table:number-columns-repeated="2"/>
          <table:table-cell table:style-name="ce7"/>
          <table:table-cell table:style-name="ce13" office:value-type="string" calcext:value-type="string">
            <text:p>$</text:p>
          </table:table-cell>
          <table:table-cell table:style-name="ce13" office:value-type="string" calcext:value-type="string">
            <text:p>$$</text:p>
          </table:table-cell>
          <table:table-cell table:style-name="ce13" office:value-type="string" calcext:value-type="string">
            <text:p>$$$</text:p>
          </table:table-cell>
          <table:table-cell table:style-name="ce18"/>
          <table:table-cell table:style-name="ce4"/>
          <table:table-cell table:number-columns-repeated="2"/>
          <table:table-cell table:style-name="ce7"/>
          <table:table-cell table:style-name="ce13" office:value-type="string" calcext:value-type="string">
            <text:p>$</text:p>
          </table:table-cell>
          <table:table-cell table:style-name="ce13" office:value-type="string" calcext:value-type="string">
            <text:p>$$</text:p>
          </table:table-cell>
          <table:table-cell table:style-name="ce13" office:value-type="string" calcext:value-type="string">
            <text:p>$$$</text:p>
          </table:table-cell>
          <table:table-cell table:style-name="ce18"/>
          <table:table-cell table:style-name="ce4"/>
          <table:table-cell table:number-columns-repeated="2"/>
          <table:table-cell table:style-name="ce7"/>
          <table:table-cell table:style-name="ce13" office:value-type="string" calcext:value-type="string">
            <text:p>$</text:p>
          </table:table-cell>
          <table:table-cell table:style-name="ce13" office:value-type="string" calcext:value-type="string">
            <text:p>$$</text:p>
          </table:table-cell>
          <table:table-cell table:style-name="ce13" office:value-type="string" calcext:value-type="string">
            <text:p>$$$</text:p>
          </table:table-cell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Price</text:p>
          </table:table-cell>
          <table:table-cell table:style-name="ce4" table:formula="of:=COUNTIF([.$H4:.$H15];[.C55])" office:value-type="float" office:value="7" calcext:value-type="float">
            <text:p>7</text:p>
          </table:table-cell>
          <table:table-cell table:style-name="ce4" table:formula="of:=COUNTIF([.$H4:.$H15];[.D55])" office:value-type="float" office:value="2" calcext:value-type="float">
            <text:p>2</text:p>
          </table:table-cell>
          <table:table-cell table:style-name="ce4" table:formula="of:=COUNTIF([.$H4:.$H15];[.E55])" office:value-type="float" office:value="3" calcext:value-type="float">
            <text:p>3</text:p>
          </table:table-cell>
          <table:table-cell table:style-name="ce18"/>
          <table:table-cell table:formula="of:=I([.$C$28];[.$D$28])-(([.C57]+[.C58])/[.$A$20])*I([.C57]/[.C56];[.C58]/[.C56])-(([.D57]+[.D58])/[.$A$20])*I([.D57]/[.D56];[.D58]/[.D56])-(([.E57]+[.E58])/[.$A$20])*I([.E57]/[.E56];[.E58]/[.E56])" office:value-type="float" office:value="0.195709628799731" calcext:value-type="float">
            <text:p>0,195709628799731</text:p>
          </table:table-cell>
          <table:table-cell table:style-name="ce15" table:number-columns-repeated="2"/>
          <table:table-cell table:style-name="ce24" office:value-type="string" calcext:value-type="string">
            <text:p>Price</text:p>
          </table:table-cell>
          <table:table-cell table:style-name="ce4" table:formula="of:=COUNTIFS([.$H$4:.$H$15];[.K$55];[.$G$4:.$G$15];[.$D$50])" office:value-type="float" office:value="4" calcext:value-type="float">
            <text:p>4</text:p>
          </table:table-cell>
          <table:table-cell table:style-name="ce4" table:formula="of:=COUNTIFS([.$H$4:.$H$15];[.L$55];[.$G$4:.$G$15];[.$D$50])" office:value-type="float" office:value="0" calcext:value-type="float">
            <text:p>0</text:p>
          </table:table-cell>
          <table:table-cell table:style-name="ce4" table:formula="of:=COUNTIFS([.$H$4:.$H$15];[.M$55];[.$G$4:.$G$15];[.$D$50])" office:value-type="float" office:value="2" calcext:value-type="float">
            <text:p>2</text:p>
          </table:table-cell>
          <table:table-cell table:style-name="ce18"/>
          <table:table-cell table:style-name="ce29" table:formula="of:=I([.$C$28];[.$D$28])-(([.K57]+[.K58])/[.$A$20])*I([.K57]/[.K56];[.K58]/[.K56])-(([.M57]+[.M58])/[.$A$20])*I([.M57]/[.M56];[.M58]/[.M56])" office:value-type="float" office:value="0.666666666666667" calcext:value-type="float">
            <text:p>0,666666666666667</text:p>
          </table:table-cell>
          <table:table-cell table:number-columns-repeated="2"/>
          <table:table-cell table:style-name="ce7" office:value-type="string" calcext:value-type="string">
            <text:p>Price</text:p>
          </table:table-cell>
          <table:table-cell table:style-name="ce4" table:formula="of:=COUNTIFS([.$H$4:.$H$15];[.S$55];[.$G$4:.$G$15];[.$D$50];[.$J$4:.$J$15];[.$L$65])" office:value-type="float" office:value="4" calcext:value-type="float">
            <text:p>4</text:p>
          </table:table-cell>
          <table:table-cell table:style-name="ce4" table:formula="of:=COUNTIFS([.$H$4:.$H$15];[.T$55];[.$G$4:.$G$15];[.$D$50];[.$J$4:.$J$15];[.$L$65])" office:value-type="float" office:value="0" calcext:value-type="float">
            <text:p>0</text:p>
          </table:table-cell>
          <table:table-cell table:style-name="ce4" table:formula="of:=COUNTIFS([.$H$4:.$H$15];[.U$55];[.$G$4:.$G$15];[.$D$50];[.$J$4:.$J$15];[.$L$65])" office:value-type="float" office:value="0" calcext:value-type="float">
            <text:p>0</text:p>
          </table:table-cell>
          <table:table-cell table:style-name="ce18"/>
          <table:table-cell table:formula="of:=I([.$C$28];[.$D$28])-(([.S57]+[.S58])/[.$A$20])*I([.S57]/[.S56];[.S58]/[.S56])" office:value-type="float" office:value="0.666666666666667" calcext:value-type="float">
            <text:p>0,666666666666667</text:p>
          </table:table-cell>
          <table:table-cell table:number-columns-repeated="2"/>
          <table:table-cell table:style-name="ce7" office:value-type="string" calcext:value-type="string">
            <text:p>Price</text:p>
          </table:table-cell>
          <table:table-cell table:style-name="ce4" table:formula="of:=COUNTIFS([.$H$4:.$H$15];[.AA$55];[.$G$4:.$G$15];[.$D$50];[.$J$4:.$J$15];[.$L$65];[.$L$4:.$L$15];[.$U$75])" office:value-type="float" office:value="2" calcext:value-type="float">
            <text:p>2</text:p>
          </table:table-cell>
          <table:table-cell table:style-name="ce4" table:formula="of:=COUNTIFS([.$H$4:.$H$15];[.AB$55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H$4:.$H$15];[.AC$55];[.$G$4:.$G$15];[.$D$50];[.$J$4:.$J$15];[.$L$65];[.$L$4:.$L$15];[.$U$75])" office:value-type="float" office:value="0" calcext:value-type="float">
            <text:p>0</text:p>
          </table:table-cell>
          <table:table-cell table:style-name="ce18"/>
          <table:table-cell table:formula="of:=I([.$C$28];[.$D$28])-(([.AA57]+[.AA58])/[.$A$20])*I([.AA57]/[.AA56];[.AA58]/[.AA56])" office:value-type="float" office:value="0.833333333333333" calcext:value-type="float">
            <text:p>0,833333333333333</text:p>
          </table:table-cell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H$4:.$H$15];[.C$55];[.$N$4:.$N$15];[.$B57])" office:value-type="float" office:value="3" calcext:value-type="float">
            <text:p>3</text:p>
          </table:table-cell>
          <table:table-cell table:style-name="ce4" table:formula="of:=COUNTIFS([.$H$4:.$H$15];[.D$55];[.$N$4:.$N$15];[.$B57])" office:value-type="float" office:value="2" calcext:value-type="float">
            <text:p>2</text:p>
          </table:table-cell>
          <table:table-cell table:style-name="ce4" table:formula="of:=COUNTIFS([.$H$4:.$H$15];[.E$55];[.$N$4:.$N$15];[.$B57])" office:value-type="float" office:value="1" calcext:value-type="float">
            <text:p>1</text:p>
          </table:table-cell>
          <table:table-cell table:style-name="ce18"/>
          <table:table-cell/>
          <table:table-cell table:style-name="ce4"/>
          <table:table-cell table:style-name="ce15"/>
          <table:table-cell table:style-name="ce7" office:value-type="string" calcext:value-type="string">
            <text:p>YES</text:p>
          </table:table-cell>
          <table:table-cell table:style-name="ce4" table:formula="of:=COUNTIFS([.$H$4:.$H$15];[.K$55];[.$N$4:.$N$15];[.$B57];[.$G$4:.$G$15];[.$D$50])" office:value-type="float" office:value="2" calcext:value-type="float">
            <text:p>2</text:p>
          </table:table-cell>
          <table:table-cell table:style-name="ce4" table:formula="of:=COUNTIFS([.$H$4:.$H$15];[.L$55];[.$N$4:.$N$15];[.$B57];[.$G$4:.$G$15];[.$D$50])" office:value-type="float" office:value="0" calcext:value-type="float">
            <text:p>0</text:p>
          </table:table-cell>
          <table:table-cell table:style-name="ce4" table:formula="of:=COUNTIFS([.$H$4:.$H$15];[.M$55];[.$N$4:.$N$15];[.$B57];[.$G$4:.$G$15];[.$D$50])" office:value-type="float" office:value="0" calcext:value-type="float">
            <text:p>0</text:p>
          </table:table-cell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H$4:.$H$15];[.S$55];[.$N$4:.$N$15];[.$B57];[.$G$4:.$G$15];[.$D$50];[.$J$4:.$J$15];[.$L$65])" office:value-type="float" office:value="2" calcext:value-type="float">
            <text:p>2</text:p>
          </table:table-cell>
          <table:table-cell table:style-name="ce4" table:formula="of:=COUNTIFS([.$H$4:.$H$15];[.T$55];[.$N$4:.$N$15];[.$B57];[.$G$4:.$G$15];[.$D$50];[.$J$4:.$J$15];[.$L$65])" office:value-type="float" office:value="0" calcext:value-type="float">
            <text:p>0</text:p>
          </table:table-cell>
          <table:table-cell table:style-name="ce4" table:formula="of:=COUNTIFS([.$H$4:.$H$15];[.U$55];[.$N$4:.$N$15];[.$B57];[.$G$4:.$G$15];[.$D$50];[.$J$4:.$J$15];[.$L$65])" office:value-type="float" office:value="0" calcext:value-type="float">
            <text:p>0</text:p>
          </table:table-cell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H$4:.$H$15];[.AA$55];[.$N$4:.$N$15];[.$B57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H$4:.$H$15];[.AB$55];[.$N$4:.$N$15];[.$B57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H$4:.$H$15];[.AC$55];[.$N$4:.$N$15];[.$B57];[.$G$4:.$G$15];[.$D$50];[.$J$4:.$J$15];[.$L$65];[.$L$4:.$L$15];[.$U$75])" office:value-type="float" office:value="0" calcext:value-type="float">
            <text:p>0</text:p>
          </table:table-cell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H$4:.$H$15];[.C$55];[.$N$4:.$N$15];[.$B58])" office:value-type="float" office:value="4" calcext:value-type="float">
            <text:p>4</text:p>
          </table:table-cell>
          <table:table-cell table:style-name="ce4" table:formula="of:=COUNTIFS([.$H$4:.$H$15];[.D$55];[.$N$4:.$N$15];[.$B58])" office:value-type="float" office:value="0" calcext:value-type="float">
            <text:p>0</text:p>
          </table:table-cell>
          <table:table-cell table:style-name="ce4" table:formula="of:=COUNTIFS([.$H$4:.$H$15];[.E$55];[.$N$4:.$N$15];[.$B58])" office:value-type="float" office:value="2" calcext:value-type="float">
            <text:p>2</text:p>
          </table:table-cell>
          <table:table-cell table:style-name="ce18"/>
          <table:table-cell/>
          <table:table-cell table:style-name="ce4"/>
          <table:table-cell table:style-name="ce15"/>
          <table:table-cell table:style-name="ce7" office:value-type="string" calcext:value-type="string">
            <text:p>NO</text:p>
          </table:table-cell>
          <table:table-cell table:style-name="ce4" table:formula="of:=COUNTIFS([.$H$4:.$H$15];[.K$55];[.$N$4:.$N$15];[.$B58];[.$G$4:.$G$15];[.$D$50])" office:value-type="float" office:value="2" calcext:value-type="float">
            <text:p>2</text:p>
          </table:table-cell>
          <table:table-cell table:style-name="ce4" table:formula="of:=COUNTIFS([.$H$4:.$H$15];[.L$55];[.$N$4:.$N$15];[.$B58];[.$G$4:.$G$15];[.$D$50])" office:value-type="float" office:value="0" calcext:value-type="float">
            <text:p>0</text:p>
          </table:table-cell>
          <table:table-cell table:style-name="ce4" table:formula="of:=COUNTIFS([.$H$4:.$H$15];[.M$55];[.$N$4:.$N$15];[.$B58];[.$G$4:.$G$15];[.$D$50])" office:value-type="float" office:value="2" calcext:value-type="float">
            <text:p>2</text:p>
          </table:table-cell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H$4:.$H$15];[.S$55];[.$N$4:.$N$15];[.$B58];[.$G$4:.$G$15];[.$D$50];[.$J$4:.$J$15];[.$L$65])" office:value-type="float" office:value="2" calcext:value-type="float">
            <text:p>2</text:p>
          </table:table-cell>
          <table:table-cell table:style-name="ce4" table:formula="of:=COUNTIFS([.$H$4:.$H$15];[.T$55];[.$N$4:.$N$15];[.$B58];[.$G$4:.$G$15];[.$D$50];[.$J$4:.$J$15];[.$L$65])" office:value-type="float" office:value="0" calcext:value-type="float">
            <text:p>0</text:p>
          </table:table-cell>
          <table:table-cell table:style-name="ce4" table:formula="of:=COUNTIFS([.$H$4:.$H$15];[.U$55];[.$N$4:.$N$15];[.$B58];[.$G$4:.$G$15];[.$D$50];[.$J$4:.$J$15];[.$L$65])" office:value-type="float" office:value="0" calcext:value-type="float">
            <text:p>0</text:p>
          </table:table-cell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H$4:.$H$15];[.AA$55];[.$N$4:.$N$15];[.$B58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H$4:.$H$15];[.AB$55];[.$N$4:.$N$15];[.$B58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H$4:.$H$15];[.AC$55];[.$N$4:.$N$15];[.$B58];[.$G$4:.$G$15];[.$D$50];[.$J$4:.$J$15];[.$L$65];[.$L$4:.$L$15];[.$U$75])" office:value-type="float" office:value="0" calcext:value-type="float">
            <text:p>0</text:p>
          </table:table-cell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style-name="ce4"/>
          <table:table-cell table:style-name="ce15" table:number-columns-repeated="2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/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8"/>
          <table:table-cell table:style-name="ce4"/>
          <table:table-cell table:style-name="ce15" table:number-columns-repeated="2"/>
          <table:table-cell table:style-name="ce7"/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8"/>
          <table:table-cell table:style-name="ce4"/>
          <table:table-cell table:number-columns-repeated="2"/>
          <table:table-cell table:style-name="ce7"/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8"/>
          <table:table-cell table:style-name="ce4"/>
          <table:table-cell table:number-columns-repeated="2"/>
          <table:table-cell table:style-name="ce7"/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Rain</text:p>
          </table:table-cell>
          <table:table-cell table:style-name="ce4" table:formula="of:=COUNTIF([.$I4:.$I15];[.C60])" office:value-type="float" office:value="4" calcext:value-type="float">
            <text:p>4</text:p>
          </table:table-cell>
          <table:table-cell table:style-name="ce4" table:formula="of:=COUNTIF([.$I4:.$I15];[.D60])" office:value-type="float" office:value="8" calcext:value-type="float">
            <text:p>8</text:p>
          </table:table-cell>
          <table:table-cell table:style-name="ce15"/>
          <table:table-cell table:style-name="ce18"/>
          <table:table-cell table:formula="of:=I([.$C$28];[.$D$28])-(([.C62]+[.C63])/[.$A$20])*I([.C62]/[.C61];[.C63]/[.C61])-(([.D62]+[.D63])/[.$A$20])*I([.D62]/[.D61];[.D63]/[.D61])" office:value-type="float" office:value="0" calcext:value-type="float">
            <text:p>0</text:p>
          </table:table-cell>
          <table:table-cell table:style-name="ce15" table:number-columns-repeated="2"/>
          <table:table-cell table:style-name="ce7" office:value-type="string" calcext:value-type="string">
            <text:p>Rain</text:p>
          </table:table-cell>
          <table:table-cell table:style-name="ce4" table:formula="of:=COUNTIFS([.$I$4:.$I$15];[.K$60];[.$G$4:.$G$15];[.$D$50])" office:value-type="float" office:value="1" calcext:value-type="float">
            <text:p>1</text:p>
          </table:table-cell>
          <table:table-cell table:style-name="ce4" table:formula="of:=COUNTIFS([.$I$4:.$I$15];[.L$60];[.$G$4:.$G$15];[.$D$50])" office:value-type="float" office:value="5" calcext:value-type="float">
            <text:p>5</text:p>
          </table:table-cell>
          <table:table-cell table:style-name="ce15"/>
          <table:table-cell table:style-name="ce18"/>
          <table:table-cell table:formula="of:=I([.$C$28];[.$D$28])-(([.K62]+[.K63])/[.$A$20])*I([.K62]/[.K61];[.K63]/[.K61])-(([.L62]+[.L63])/[.$A$20])*I([.L62]/[.L61];[.L63]/[.L61])" office:value-type="float" office:value="0.595437252310555" calcext:value-type="float">
            <text:p>0,595437252310555</text:p>
          </table:table-cell>
          <table:table-cell table:number-columns-repeated="2"/>
          <table:table-cell table:style-name="ce7" office:value-type="string" calcext:value-type="string">
            <text:p>Rain</text:p>
          </table:table-cell>
          <table:table-cell table:style-name="ce4" table:formula="of:=COUNTIFS([.$I$4:.$I$15];[.S$60];[.$G$4:.$G$15];[.$D$50];[.$J$4:.$J$15];[.$L$65])" office:value-type="float" office:value="1" calcext:value-type="float">
            <text:p>1</text:p>
          </table:table-cell>
          <table:table-cell table:style-name="ce4" table:formula="of:=COUNTIFS([.$I$4:.$I$15];[.T$60];[.$G$4:.$G$15];[.$D$50];[.$J$4:.$J$15];[.$L$65])" office:value-type="float" office:value="3" calcext:value-type="float">
            <text:p>3</text:p>
          </table:table-cell>
          <table:table-cell table:style-name="ce15"/>
          <table:table-cell table:style-name="ce18"/>
          <table:table-cell table:formula="of:=I([.$C$28];[.$D$28])-(([.S62]+[.S63])/[.$A$20])*I([.S62]/[.S61];[.S63]/[.S61])-(([.T62]+[.T63])/[.$A$20])*I([.T62]/[.T61];[.T63]/[.T61])" office:value-type="float" office:value="0.770426041486378" calcext:value-type="float">
            <text:p>0,770426041486378</text:p>
          </table:table-cell>
          <table:table-cell table:number-columns-repeated="2"/>
          <table:table-cell table:style-name="ce7" office:value-type="string" calcext:value-type="string">
            <text:p>Rain</text:p>
          </table:table-cell>
          <table:table-cell table:style-name="ce4" table:formula="of:=COUNTIFS([.$I$4:.$I$15];[.AA$60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I$4:.$I$15];[.AB$60];[.$G$4:.$G$15];[.$D$50];[.$J$4:.$J$15];[.$L$65];[.$L$4:.$L$15];[.$U$75])" office:value-type="float" office:value="2" calcext:value-type="float">
            <text:p>2</text:p>
          </table:table-cell>
          <table:table-cell table:style-name="ce15"/>
          <table:table-cell table:style-name="ce18"/>
          <table:table-cell table:formula="of:=I([.$C$28];[.$D$28])-(([.AB62]+[.AB63])/[.$A$20])*I([.AB62]/[.AB61];[.AB63]/[.AB61])" office:value-type="float" office:value="0.833333333333333" calcext:value-type="float">
            <text:p>0,833333333333333</text:p>
          </table:table-cell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I$4:.$I$15];[.C$60];[.$N$4:.$N$15];[.$B62])" office:value-type="float" office:value="2" calcext:value-type="float">
            <text:p>2</text:p>
          </table:table-cell>
          <table:table-cell table:style-name="ce4" table:formula="of:=COUNTIFS([.$I$4:.$I$15];[.D$60];[.$N$4:.$N$15];[.$B62])" office:value-type="float" office:value="4" calcext:value-type="float">
            <text:p>4</text:p>
          </table:table-cell>
          <table:table-cell table:style-name="ce15"/>
          <table:table-cell table:style-name="ce18"/>
          <table:table-cell/>
          <table:table-cell table:style-name="ce4"/>
          <table:table-cell table:style-name="ce15"/>
          <table:table-cell table:style-name="ce7" office:value-type="string" calcext:value-type="string">
            <text:p>YES</text:p>
          </table:table-cell>
          <table:table-cell table:style-name="ce4" table:formula="of:=COUNTIFS([.$I$4:.$I$15];[.K$60];[.$N$4:.$N$15];[.$B62];[.$G$4:.$G$15];[.$D$50])" office:value-type="float" office:value="0" calcext:value-type="float">
            <text:p>0</text:p>
          </table:table-cell>
          <table:table-cell table:style-name="ce4" table:formula="of:=COUNTIFS([.$I$4:.$I$15];[.L$60];[.$N$4:.$N$15];[.$B62];[.$G$4:.$G$15];[.$D$50])" office:value-type="float" office:value="2" calcext:value-type="float">
            <text:p>2</text:p>
          </table:table-cell>
          <table:table-cell table:style-name="ce15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I$4:.$I$15];[.S$60];[.$N$4:.$N$15];[.$B62];[.$G$4:.$G$15];[.$D$50];[.$J$4:.$J$15];[.$L$65])" office:value-type="float" office:value="0" calcext:value-type="float">
            <text:p>0</text:p>
          </table:table-cell>
          <table:table-cell table:style-name="ce4" table:formula="of:=COUNTIFS([.$I$4:.$I$15];[.T$60];[.$N$4:.$N$15];[.$B62];[.$G$4:.$G$15];[.$D$50];[.$J$4:.$J$15];[.$L$65])" office:value-type="float" office:value="2" calcext:value-type="float">
            <text:p>2</text:p>
          </table:table-cell>
          <table:table-cell table:style-name="ce15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I$4:.$I$15];[.AA$60];[.$N$4:.$N$15];[.$B62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I$4:.$I$15];[.AB$60];[.$N$4:.$N$15];[.$B62];[.$G$4:.$G$15];[.$D$50];[.$J$4:.$J$15];[.$L$65];[.$L$4:.$L$15];[.$U$75])" office:value-type="float" office:value="1" calcext:value-type="float">
            <text:p>1</text:p>
          </table:table-cell>
          <table:table-cell table:style-name="ce15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I$4:.$I$15];[.C$60];[.$N$4:.$N$15];[.$B63])" office:value-type="float" office:value="2" calcext:value-type="float">
            <text:p>2</text:p>
          </table:table-cell>
          <table:table-cell table:style-name="ce4" table:formula="of:=COUNTIFS([.$I$4:.$I$15];[.D$60];[.$N$4:.$N$15];[.$B63])" office:value-type="float" office:value="4" calcext:value-type="float">
            <text:p>4</text:p>
          </table:table-cell>
          <table:table-cell table:style-name="ce15"/>
          <table:table-cell table:style-name="ce18"/>
          <table:table-cell/>
          <table:table-cell table:style-name="ce4"/>
          <table:table-cell table:style-name="ce15"/>
          <table:table-cell table:style-name="ce7" office:value-type="string" calcext:value-type="string">
            <text:p>NO</text:p>
          </table:table-cell>
          <table:table-cell table:style-name="ce4" table:formula="of:=COUNTIFS([.$I$4:.$I$15];[.K$60];[.$N$4:.$N$15];[.$B63];[.$G$4:.$G$15];[.$D$50])" office:value-type="float" office:value="1" calcext:value-type="float">
            <text:p>1</text:p>
          </table:table-cell>
          <table:table-cell table:style-name="ce4" table:formula="of:=COUNTIFS([.$I$4:.$I$15];[.L$60];[.$N$4:.$N$15];[.$B63];[.$G$4:.$G$15];[.$D$50])" office:value-type="float" office:value="3" calcext:value-type="float">
            <text:p>3</text:p>
          </table:table-cell>
          <table:table-cell table:style-name="ce15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I$4:.$I$15];[.S$60];[.$N$4:.$N$15];[.$B63];[.$G$4:.$G$15];[.$D$50];[.$J$4:.$J$15];[.$L$65])" office:value-type="float" office:value="1" calcext:value-type="float">
            <text:p>1</text:p>
          </table:table-cell>
          <table:table-cell table:style-name="ce4" table:formula="of:=COUNTIFS([.$I$4:.$I$15];[.T$60];[.$N$4:.$N$15];[.$B63];[.$G$4:.$G$15];[.$D$50];[.$J$4:.$J$15];[.$L$65])" office:value-type="float" office:value="1" calcext:value-type="float">
            <text:p>1</text:p>
          </table:table-cell>
          <table:table-cell table:style-name="ce15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I$4:.$I$15];[.AA$60];[.$N$4:.$N$15];[.$B63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I$4:.$I$15];[.AB$60];[.$N$4:.$N$15];[.$B63];[.$G$4:.$G$15];[.$D$50];[.$J$4:.$J$15];[.$L$65];[.$L$4:.$L$15];[.$U$75])" office:value-type="float" office:value="1" calcext:value-type="float">
            <text:p>1</text:p>
          </table:table-cell>
          <table:table-cell table:style-name="ce15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2"/>
          <table:table-cell table:style-name="ce15"/>
          <table:table-cell table:style-name="ce18"/>
          <table:table-cell/>
          <table:table-cell table:style-name="ce15" table:number-columns-repeated="2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number-columns-repeated="3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number-columns-repeated="3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/>
          <table:table-cell table:style-name="ce18"/>
          <table:table-cell table:style-name="ce4"/>
          <table:table-cell table:style-name="ce15" table:number-columns-repeated="2"/>
          <table:table-cell table:style-name="ce7"/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/>
          <table:table-cell table:style-name="ce18"/>
          <table:table-cell table:style-name="ce4"/>
          <table:table-cell table:number-columns-repeated="2"/>
          <table:table-cell table:style-name="ce31"/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33"/>
          <table:table-cell table:style-name="ce18"/>
          <table:table-cell table:style-name="ce4"/>
          <table:table-cell table:number-columns-repeated="2"/>
          <table:table-cell table:style-name="ce31"/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33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Res</text:p>
          </table:table-cell>
          <table:table-cell table:style-name="ce4" table:formula="of:=COUNTIF([.$J4:.$J15];[.C65])" office:value-type="float" office:value="5" calcext:value-type="float">
            <text:p>5</text:p>
          </table:table-cell>
          <table:table-cell table:style-name="ce4" table:formula="of:=COUNTIF([.$J4:.$J15];[.D65])" office:value-type="float" office:value="7" calcext:value-type="float">
            <text:p>7</text:p>
          </table:table-cell>
          <table:table-cell table:style-name="ce15"/>
          <table:table-cell table:style-name="ce18"/>
          <table:table-cell table:formula="of:=I([.$C$28];[.$D$28])-(([.C67]+[.C68])/[.$A$20])*I([.C67]/[.C66];[.C68]/[.C66])-(([.D67]+[.D68])/[.$A$20])*I([.D67]/[.D66];[.D68]/[.D66])" office:value-type="float" office:value="0.0207208396239078" calcext:value-type="float">
            <text:p>0,0207208396239078</text:p>
          </table:table-cell>
          <table:table-cell table:style-name="ce15" table:number-columns-repeated="2"/>
          <table:table-cell table:style-name="ce9" office:value-type="string" calcext:value-type="string">
            <text:p>Res</text:p>
          </table:table-cell>
          <table:table-cell table:style-name="ce4" table:formula="of:=COUNTIFS([.$J$4:.$J$15];[.K$65];[.$G$4:.$G$15];[.$D$50])" office:value-type="float" office:value="2" calcext:value-type="float">
            <text:p>2</text:p>
          </table:table-cell>
          <table:table-cell table:style-name="ce4" table:formula="of:=COUNTIFS([.$J$4:.$J$15];[.L$65];[.$G$4:.$G$15];[.$D$50])" office:value-type="float" office:value="4" calcext:value-type="float">
            <text:p>4</text:p>
          </table:table-cell>
          <table:table-cell table:style-name="ce15"/>
          <table:table-cell table:style-name="ce18"/>
          <table:table-cell table:style-name="ce22" table:formula="of:=I([.$C$28];[.$D$28])-(([.K67]+[.K68])/[.$A$20])*I([.K67]/[.K66];[.K68]/[.K66])-(([.L67]+[.L68])/[.$A$20])*I([.L67]/[.L66];[.L68]/[.L66])" office:value-type="float" office:value="0.666666666666667" calcext:value-type="float">
            <text:p>0,666666666666667</text:p>
          </table:table-cell>
          <table:table-cell table:number-columns-repeated="2"/>
          <table:table-cell table:style-name="ce31" office:value-type="string" calcext:value-type="string">
            <text:p>Res</text:p>
          </table:table-cell>
          <table:table-cell table:style-name="ce32" table:formula="of:=COUNTIFS([.$J$4:.$J$15];[.S$65];[.$G$4:.$G$15];[.$D$50];[.$J$4:.$J$15];[.$L$65])" office:value-type="float" office:value="0" calcext:value-type="float">
            <text:p>0</text:p>
          </table:table-cell>
          <table:table-cell table:style-name="ce32" table:formula="of:=COUNTIFS([.$J$4:.$J$15];[.T$65];[.$G$4:.$G$15];[.$D$50];[.$J$4:.$J$15];[.$L$65])" office:value-type="float" office:value="4" calcext:value-type="float">
            <text:p>4</text:p>
          </table:table-cell>
          <table:table-cell table:style-name="ce33"/>
          <table:table-cell table:style-name="ce18"/>
          <table:table-cell table:number-columns-repeated="3"/>
          <table:table-cell table:style-name="ce31" office:value-type="string" calcext:value-type="string">
            <text:p>Res</text:p>
          </table:table-cell>
          <table:table-cell table:style-name="ce32" table:formula="of:=COUNTIFS([.$J$4:.$J$15];[.AA$65];[.$G$4:.$G$15];[.$D$50];[.$J$4:.$J$15];[.$L$65])" office:value-type="float" office:value="0" calcext:value-type="float">
            <text:p>0</text:p>
          </table:table-cell>
          <table:table-cell table:style-name="ce32" table:formula="of:=COUNTIFS([.$J$4:.$J$15];[.AB$65];[.$G$4:.$G$15];[.$D$50];[.$J$4:.$J$15];[.$L$65])" office:value-type="float" office:value="4" calcext:value-type="float">
            <text:p>4</text:p>
          </table:table-cell>
          <table:table-cell table:style-name="ce33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J$4:.$J$15];[.C$65];[.$N$4:.$N$15];[.$B67])" office:value-type="float" office:value="3" calcext:value-type="float">
            <text:p>3</text:p>
          </table:table-cell>
          <table:table-cell table:style-name="ce4" table:formula="of:=COUNTIFS([.$J$4:.$J$15];[.D$65];[.$N$4:.$N$15];[.$B67])" office:value-type="float" office:value="3" calcext:value-type="float">
            <text:p>3</text:p>
          </table:table-cell>
          <table:table-cell table:style-name="ce15"/>
          <table:table-cell table:style-name="ce18"/>
          <table:table-cell/>
          <table:table-cell table:style-name="ce4"/>
          <table:table-cell table:style-name="ce15"/>
          <table:table-cell table:style-name="ce7" office:value-type="string" calcext:value-type="string">
            <text:p>YES</text:p>
          </table:table-cell>
          <table:table-cell table:style-name="ce4" table:formula="of:=COUNTIFS([.$J$4:.$J$15];[.K$65];[.$N$4:.$N$15];[.$B67];[.$G$4:.$G$15];[.$D$50])" office:value-type="float" office:value="0" calcext:value-type="float">
            <text:p>0</text:p>
          </table:table-cell>
          <table:table-cell table:style-name="ce4" table:formula="of:=COUNTIFS([.$J$4:.$J$15];[.L$65];[.$N$4:.$N$15];[.$B67];[.$G$4:.$G$15];[.$D$50])" office:value-type="float" office:value="2" calcext:value-type="float">
            <text:p>2</text:p>
          </table:table-cell>
          <table:table-cell table:style-name="ce15"/>
          <table:table-cell table:style-name="ce18"/>
          <table:table-cell table:number-columns-repeated="3"/>
          <table:table-cell table:style-name="ce31" office:value-type="string" calcext:value-type="string">
            <text:p>YES</text:p>
          </table:table-cell>
          <table:table-cell table:style-name="ce32" table:formula="of:=COUNTIFS([.$J$4:.$J$15];[.S$65];[.$N$4:.$N$15];[.$B67];[.$G$4:.$G$15];[.$D$50];[.$J$4:.$J$15];[.$L$65])" office:value-type="float" office:value="0" calcext:value-type="float">
            <text:p>0</text:p>
          </table:table-cell>
          <table:table-cell table:style-name="ce32" table:formula="of:=COUNTIFS([.$J$4:.$J$15];[.T$65];[.$N$4:.$N$15];[.$B67];[.$G$4:.$G$15];[.$D$50];[.$J$4:.$J$15];[.$L$65])" office:value-type="float" office:value="2" calcext:value-type="float">
            <text:p>2</text:p>
          </table:table-cell>
          <table:table-cell table:style-name="ce33"/>
          <table:table-cell table:style-name="ce18"/>
          <table:table-cell table:number-columns-repeated="3"/>
          <table:table-cell table:style-name="ce31" office:value-type="string" calcext:value-type="string">
            <text:p>YES</text:p>
          </table:table-cell>
          <table:table-cell table:style-name="ce32" table:formula="of:=COUNTIFS([.$J$4:.$J$15];[.AA$65];[.$N$4:.$N$15];[.$B67];[.$G$4:.$G$15];[.$D$50];[.$J$4:.$J$15];[.$L$65])" office:value-type="float" office:value="0" calcext:value-type="float">
            <text:p>0</text:p>
          </table:table-cell>
          <table:table-cell table:style-name="ce32" table:formula="of:=COUNTIFS([.$J$4:.$J$15];[.AB$65];[.$N$4:.$N$15];[.$B67];[.$G$4:.$G$15];[.$D$50];[.$J$4:.$J$15];[.$L$65])" office:value-type="float" office:value="2" calcext:value-type="float">
            <text:p>2</text:p>
          </table:table-cell>
          <table:table-cell table:style-name="ce33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J$4:.$J$15];[.C$65];[.$N$4:.$N$15];[.$B68])" office:value-type="float" office:value="2" calcext:value-type="float">
            <text:p>2</text:p>
          </table:table-cell>
          <table:table-cell table:style-name="ce4" table:formula="of:=COUNTIFS([.$J$4:.$J$15];[.D$65];[.$N$4:.$N$15];[.$B68])" office:value-type="float" office:value="4" calcext:value-type="float">
            <text:p>4</text:p>
          </table:table-cell>
          <table:table-cell table:style-name="ce15"/>
          <table:table-cell table:style-name="ce18"/>
          <table:table-cell/>
          <table:table-cell table:style-name="ce4"/>
          <table:table-cell table:style-name="ce15"/>
          <table:table-cell table:style-name="ce7" office:value-type="string" calcext:value-type="string">
            <text:p>NO</text:p>
          </table:table-cell>
          <table:table-cell table:style-name="ce4" table:formula="of:=COUNTIFS([.$J$4:.$J$15];[.K$65];[.$N$4:.$N$15];[.$B68];[.$G$4:.$G$15];[.$D$50])" office:value-type="float" office:value="2" calcext:value-type="float">
            <text:p>2</text:p>
          </table:table-cell>
          <table:table-cell table:style-name="ce4" table:formula="of:=COUNTIFS([.$J$4:.$J$15];[.L$65];[.$N$4:.$N$15];[.$B68];[.$G$4:.$G$15];[.$D$50])" office:value-type="float" office:value="2" calcext:value-type="float">
            <text:p>2</text:p>
          </table:table-cell>
          <table:table-cell table:style-name="ce15"/>
          <table:table-cell table:style-name="ce18"/>
          <table:table-cell table:number-columns-repeated="3"/>
          <table:table-cell table:style-name="ce31" office:value-type="string" calcext:value-type="string">
            <text:p>NO</text:p>
          </table:table-cell>
          <table:table-cell table:style-name="ce32" table:formula="of:=COUNTIFS([.$J$4:.$J$15];[.S$65];[.$N$4:.$N$15];[.$B68];[.$G$4:.$G$15];[.$D$50];[.$J$4:.$J$15];[.$L$65])" office:value-type="float" office:value="0" calcext:value-type="float">
            <text:p>0</text:p>
          </table:table-cell>
          <table:table-cell table:style-name="ce32" table:formula="of:=COUNTIFS([.$J$4:.$J$15];[.T$65];[.$N$4:.$N$15];[.$B68];[.$G$4:.$G$15];[.$D$50];[.$J$4:.$J$15];[.$L$65])" office:value-type="float" office:value="2" calcext:value-type="float">
            <text:p>2</text:p>
          </table:table-cell>
          <table:table-cell table:style-name="ce33"/>
          <table:table-cell table:style-name="ce18"/>
          <table:table-cell table:number-columns-repeated="3"/>
          <table:table-cell table:style-name="ce31" office:value-type="string" calcext:value-type="string">
            <text:p>NO</text:p>
          </table:table-cell>
          <table:table-cell table:style-name="ce32" table:formula="of:=COUNTIFS([.$J$4:.$J$15];[.AA$65];[.$N$4:.$N$15];[.$B68];[.$G$4:.$G$15];[.$D$50];[.$J$4:.$J$15];[.$L$65])" office:value-type="float" office:value="0" calcext:value-type="float">
            <text:p>0</text:p>
          </table:table-cell>
          <table:table-cell table:style-name="ce32" table:formula="of:=COUNTIFS([.$J$4:.$J$15];[.AB$65];[.$N$4:.$N$15];[.$B68];[.$G$4:.$G$15];[.$D$50];[.$J$4:.$J$15];[.$L$65])" office:value-type="float" office:value="2" calcext:value-type="float">
            <text:p>2</text:p>
          </table:table-cell>
          <table:table-cell table:style-name="ce33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2"/>
          <table:table-cell table:style-name="ce15"/>
          <table:table-cell table:style-name="ce18"/>
          <table:table-cell/>
          <table:table-cell table:style-name="ce15" table:number-columns-repeated="2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number-columns-repeated="3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number-columns-repeated="3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12" office:value-type="string" calcext:value-type="string">
            <text:p>French</text:p>
          </table:table-cell>
          <table:table-cell table:style-name="ce13" office:value-type="string" calcext:value-type="string">
            <text:p>Thai</text:p>
          </table:table-cell>
          <table:table-cell table:style-name="ce12" office:value-type="string" calcext:value-type="string">
            <text:p>Burger</text:p>
          </table:table-cell>
          <table:table-cell table:style-name="ce19" office:value-type="string" calcext:value-type="string">
            <text:p>Italian</text:p>
          </table:table-cell>
          <table:table-cell table:style-name="ce4"/>
          <table:table-cell table:style-name="ce15" table:number-columns-repeated="2"/>
          <table:table-cell table:style-name="ce7"/>
          <table:table-cell table:style-name="ce12" office:value-type="string" calcext:value-type="string">
            <text:p>French</text:p>
          </table:table-cell>
          <table:table-cell table:style-name="ce13" office:value-type="string" calcext:value-type="string">
            <text:p>Thai</text:p>
          </table:table-cell>
          <table:table-cell table:style-name="ce12" office:value-type="string" calcext:value-type="string">
            <text:p>Burger</text:p>
          </table:table-cell>
          <table:table-cell table:style-name="ce19" office:value-type="string" calcext:value-type="string">
            <text:p>Italian</text:p>
          </table:table-cell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French</text:p>
          </table:table-cell>
          <table:table-cell table:style-name="ce13" office:value-type="string" calcext:value-type="string">
            <text:p>Thai</text:p>
          </table:table-cell>
          <table:table-cell table:style-name="ce12" office:value-type="string" calcext:value-type="string">
            <text:p>Burger</text:p>
          </table:table-cell>
          <table:table-cell table:style-name="ce19" office:value-type="string" calcext:value-type="string">
            <text:p>Italian</text:p>
          </table:table-cell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French</text:p>
          </table:table-cell>
          <table:table-cell table:style-name="ce13" office:value-type="string" calcext:value-type="string">
            <text:p>Thai</text:p>
          </table:table-cell>
          <table:table-cell table:style-name="ce12" office:value-type="string" calcext:value-type="string">
            <text:p>Burger</text:p>
          </table:table-cell>
          <table:table-cell table:style-name="ce19" office:value-type="string" calcext:value-type="string">
            <text:p>Italian</text:p>
          </table:table-cell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Type</text:p>
          </table:table-cell>
          <table:table-cell table:style-name="ce4" table:formula="of:=COUNTIF([.$K4:.$K15];[.C70])" office:value-type="float" office:value="2" calcext:value-type="float">
            <text:p>2</text:p>
          </table:table-cell>
          <table:table-cell table:style-name="ce4" table:formula="of:=COUNTIF([.$K4:.$K15];[.D70])" office:value-type="float" office:value="4" calcext:value-type="float">
            <text:p>4</text:p>
          </table:table-cell>
          <table:table-cell table:style-name="ce4" table:formula="of:=COUNTIF([.$K4:.$K15];[.E70])" office:value-type="float" office:value="4" calcext:value-type="float">
            <text:p>4</text:p>
          </table:table-cell>
          <table:table-cell table:style-name="ce17" table:formula="of:=COUNTIF([.$K4:.$K15];[.F70])" office:value-type="float" office:value="2" calcext:value-type="float">
            <text:p>2</text:p>
          </table:table-cell>
          <table:table-cell table:formula="of:=I([.$C$28];[.$D$28])-(([.C72]+[.C73])/[.$A$20])*I([.C72]/[.C71];[.C73]/[.C71])-(([.D72]+[.D73])/[.$A$20])*I([.D72]/[.D71];[.D73]/[.D71])-(([.E72]+[.E73])/[.$A$20])*I([.E72]/[.E71];[.E73]/[.E71])-(([.F72]+[.F73])/[.$A$20])*I([.F72]/[.F71];[.F73]/[.F71])" office:value-type="float" office:value="0" calcext:value-type="float">
            <text:p>0</text:p>
          </table:table-cell>
          <table:table-cell table:style-name="ce15" table:number-columns-repeated="2"/>
          <table:table-cell table:style-name="ce24" office:value-type="string" calcext:value-type="string">
            <text:p>Type</text:p>
          </table:table-cell>
          <table:table-cell table:style-name="ce4" table:formula="of:=COUNTIFS([.$K$4:.$K$15];[.K$70];[.$G$4:.$G$15];[.$D$50])" office:value-type="float" office:value="1" calcext:value-type="float">
            <text:p>1</text:p>
          </table:table-cell>
          <table:table-cell table:style-name="ce4" table:formula="of:=COUNTIFS([.$K$4:.$K$15];[.L$70];[.$G$4:.$G$15];[.$D$50])" office:value-type="float" office:value="2" calcext:value-type="float">
            <text:p>2</text:p>
          </table:table-cell>
          <table:table-cell table:style-name="ce4" table:formula="of:=COUNTIFS([.$K$4:.$K$15];[.M$70];[.$G$4:.$G$15];[.$D$50])" office:value-type="float" office:value="2" calcext:value-type="float">
            <text:p>2</text:p>
          </table:table-cell>
          <table:table-cell table:style-name="ce4" table:formula="of:=COUNTIFS([.$K$4:.$K$15];[.N$70];[.$G$4:.$G$15];[.$D$50])" office:value-type="float" office:value="1" calcext:value-type="float">
            <text:p>1</text:p>
          </table:table-cell>
          <table:table-cell table:style-name="ce29" table:formula="of:=I([.$C$28];[.$D$28])-(([.K72]+[.K73])/[.$A$20])*I([.K72]/[.K71];[.K73]/[.K71])-(([.L72]+[.L73])/[.$A$20])*I([.L72]/[.L71];[.L73]/[.L71])-(([.M72]+[.M73])/[.$A$20])*I([.M72]/[.M71];[.M73]/[.M71])-(([.N72]+[.N73])/[.$A$20])*I([.N72]/[.N71];[.N73]/[.N71])" office:value-type="float" office:value="0.666666666666667" calcext:value-type="float">
            <text:p>0,666666666666667</text:p>
          </table:table-cell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4" table:formula="of:=COUNTIFS([.$K$4:.$K$15];[.S$70];[.$G$4:.$G$15];[.$D$50];[.$J$4:.$J$15];[.$L$65])" office:value-type="float" office:value="0" calcext:value-type="float">
            <text:p>0</text:p>
          </table:table-cell>
          <table:table-cell table:style-name="ce4" table:formula="of:=COUNTIFS([.$K$4:.$K$15];[.T$70];[.$G$4:.$G$15];[.$D$50];[.$J$4:.$J$15];[.$L$65])" office:value-type="float" office:value="2" calcext:value-type="float">
            <text:p>2</text:p>
          </table:table-cell>
          <table:table-cell table:style-name="ce4" table:formula="of:=COUNTIFS([.$K$4:.$K$15];[.U$70];[.$G$4:.$G$15];[.$D$50];[.$J$4:.$J$15];[.$L$65])" office:value-type="float" office:value="2" calcext:value-type="float">
            <text:p>2</text:p>
          </table:table-cell>
          <table:table-cell table:style-name="ce4" table:formula="of:=COUNTIFS([.$K$4:.$K$15];[.V$70];[.$G$4:.$G$15];[.$D$50];[.$J$4:.$J$15];[.$L$65])" office:value-type="float" office:value="0" calcext:value-type="float">
            <text:p>0</text:p>
          </table:table-cell>
          <table:table-cell table:formula="of:=I([.$C$28];[.$D$28])-(([.T72]+[.T73])/[.$A$20])*I([.T72]/[.T71];[.T73]/[.T71])-(([.U72]+[.U73])/[.$A$20])*I([.U72]/[.U71];[.U73]/[.U71])" office:value-type="float" office:value="0.666666666666667" calcext:value-type="float">
            <text:p>0,666666666666667</text:p>
          </table:table-cell>
          <table:table-cell table:number-columns-repeated="2"/>
          <table:table-cell table:style-name="ce34" office:value-type="string" calcext:value-type="string">
            <text:p>Type</text:p>
          </table:table-cell>
          <table:table-cell table:style-name="ce4" table:formula="of:=COUNTIFS([.$K$4:.$K$15];[.AA$70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K$4:.$K$15];[.AB$70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K$4:.$K$15];[.AC$70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K$4:.$K$15];[.AD$70];[.$G$4:.$G$15];[.$D$50];[.$J$4:.$J$15];[.$L$65];[.$L$4:.$L$15];[.$U$75])" office:value-type="float" office:value="0" calcext:value-type="float">
            <text:p>0</text:p>
          </table:table-cell>
          <table:table-cell table:style-name="ce37" table:formula="of:=I([.$C$28];[.$D$28])-(([.AB72]+[.AB73])/[.$A$20])*I([.AB72]/[.AB71];[.AB73]/[.AB71])-(([.AC72]+[.AC73])/[.$A$20])*I([.AC72]/[.AC71];[.AC73]/[.AC71])" office:value-type="float" office:value="1" calcext:value-type="float">
            <text:p>1</text:p>
          </table:table-cell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K$4:.$K$15];[.C$70];[.$N$4:.$N$15];[.$B72])" office:value-type="float" office:value="1" calcext:value-type="float">
            <text:p>1</text:p>
          </table:table-cell>
          <table:table-cell table:style-name="ce4" table:formula="of:=COUNTIFS([.$K$4:.$K$15];[.D$70];[.$N$4:.$N$15];[.$B72])" office:value-type="float" office:value="2" calcext:value-type="float">
            <text:p>2</text:p>
          </table:table-cell>
          <table:table-cell table:style-name="ce4" table:formula="of:=COUNTIFS([.$K$4:.$K$15];[.E$70];[.$N$4:.$N$15];[.$B72])" office:value-type="float" office:value="2" calcext:value-type="float">
            <text:p>2</text:p>
          </table:table-cell>
          <table:table-cell table:style-name="ce17" table:formula="of:=COUNTIFS([.$K$4:.$K$15];[.F$70];[.$N$4:.$N$15];[.$B72])" office:value-type="float" office:value="1" calcext:value-type="float">
            <text:p>1</text:p>
          </table:table-cell>
          <table:table-cell/>
          <table:table-cell table:style-name="ce4" table:number-columns-repeated="2"/>
          <table:table-cell table:style-name="ce7" office:value-type="string" calcext:value-type="string">
            <text:p>YES</text:p>
          </table:table-cell>
          <table:table-cell table:style-name="ce4" table:formula="of:=COUNTIFS([.$K$4:.$K$15];[.K$70];[.$N$4:.$N$15];[.$B72];[.$G$4:.$G$15];[.$D$50])" office:value-type="float" office:value="0" calcext:value-type="float">
            <text:p>0</text:p>
          </table:table-cell>
          <table:table-cell table:style-name="ce4" table:formula="of:=COUNTIFS([.$K$4:.$K$15];[.L$70];[.$N$4:.$N$15];[.$B72];[.$G$4:.$G$15];[.$D$50])" office:value-type="float" office:value="1" calcext:value-type="float">
            <text:p>1</text:p>
          </table:table-cell>
          <table:table-cell table:style-name="ce4" table:formula="of:=COUNTIFS([.$K$4:.$K$15];[.M$70];[.$N$4:.$N$15];[.$B72];[.$G$4:.$G$15];[.$D$50])" office:value-type="float" office:value="1" calcext:value-type="float">
            <text:p>1</text:p>
          </table:table-cell>
          <table:table-cell table:style-name="ce4" table:formula="of:=COUNTIFS([.$K$4:.$K$15];[.N$70];[.$N$4:.$N$15];[.$B72];[.$G$4:.$G$15];[.$D$50])" office:value-type="float" office:value="0" calcext:value-type="float">
            <text:p>0</text:p>
          </table:table-cell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K$4:.$K$15];[.S$70];[.$N$4:.$N$15];[.$B72];[.$G$4:.$G$15];[.$D$50];[.$J$4:.$J$15];[.$L$65])" office:value-type="float" office:value="0" calcext:value-type="float">
            <text:p>0</text:p>
          </table:table-cell>
          <table:table-cell table:style-name="ce4" table:formula="of:=COUNTIFS([.$K$4:.$K$15];[.T$70];[.$N$4:.$N$15];[.$B72];[.$G$4:.$G$15];[.$D$50];[.$J$4:.$J$15];[.$L$65])" office:value-type="float" office:value="1" calcext:value-type="float">
            <text:p>1</text:p>
          </table:table-cell>
          <table:table-cell table:style-name="ce4" table:formula="of:=COUNTIFS([.$K$4:.$K$15];[.U$70];[.$N$4:.$N$15];[.$B72];[.$G$4:.$G$15];[.$D$50];[.$J$4:.$J$15];[.$L$65])" office:value-type="float" office:value="1" calcext:value-type="float">
            <text:p>1</text:p>
          </table:table-cell>
          <table:table-cell table:style-name="ce4" table:formula="of:=COUNTIFS([.$K$4:.$K$15];[.V$70];[.$N$4:.$N$15];[.$B72];[.$G$4:.$G$15];[.$D$50];[.$J$4:.$J$15];[.$L$65])" office:value-type="float" office:value="0" calcext:value-type="float">
            <text:p>0</text:p>
          </table:table-cell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K$4:.$K$15];[.AA$70];[.$N$4:.$N$15];[.$B72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K$4:.$K$15];[.AB$70];[.$N$4:.$N$15];[.$B72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K$4:.$K$15];[.AC$70];[.$N$4:.$N$15];[.$B72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K$4:.$K$15];[.AD$70];[.$N$4:.$N$15];[.$B72];[.$G$4:.$G$15];[.$D$50];[.$J$4:.$J$15];[.$L$65];[.$L$4:.$L$15];[.$U$75])"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K$4:.$K$15];[.C$70];[.$N$4:.$N$15];[.$B73])" office:value-type="float" office:value="1" calcext:value-type="float">
            <text:p>1</text:p>
          </table:table-cell>
          <table:table-cell table:style-name="ce4" table:formula="of:=COUNTIFS([.$K$4:.$K$15];[.D$70];[.$N$4:.$N$15];[.$B73])" office:value-type="float" office:value="2" calcext:value-type="float">
            <text:p>2</text:p>
          </table:table-cell>
          <table:table-cell table:style-name="ce4" table:formula="of:=COUNTIFS([.$K$4:.$K$15];[.E$70];[.$N$4:.$N$15];[.$B73])" office:value-type="float" office:value="2" calcext:value-type="float">
            <text:p>2</text:p>
          </table:table-cell>
          <table:table-cell table:style-name="ce17" table:formula="of:=COUNTIFS([.$K$4:.$K$15];[.F$70];[.$N$4:.$N$15];[.$B73])" office:value-type="float" office:value="1" calcext:value-type="float">
            <text:p>1</text:p>
          </table:table-cell>
          <table:table-cell/>
          <table:table-cell table:style-name="ce4" table:number-columns-repeated="2"/>
          <table:table-cell table:style-name="ce7" office:value-type="string" calcext:value-type="string">
            <text:p>NO</text:p>
          </table:table-cell>
          <table:table-cell table:style-name="ce4" table:formula="of:=COUNTIFS([.$K$4:.$K$15];[.K$70];[.$N$4:.$N$15];[.$B73];[.$G$4:.$G$15];[.$D$50])" office:value-type="float" office:value="1" calcext:value-type="float">
            <text:p>1</text:p>
          </table:table-cell>
          <table:table-cell table:style-name="ce4" table:formula="of:=COUNTIFS([.$K$4:.$K$15];[.L$70];[.$N$4:.$N$15];[.$B73];[.$G$4:.$G$15];[.$D$50])" office:value-type="float" office:value="1" calcext:value-type="float">
            <text:p>1</text:p>
          </table:table-cell>
          <table:table-cell table:style-name="ce4" table:formula="of:=COUNTIFS([.$K$4:.$K$15];[.M$70];[.$N$4:.$N$15];[.$B73];[.$G$4:.$G$15];[.$D$50])" office:value-type="float" office:value="1" calcext:value-type="float">
            <text:p>1</text:p>
          </table:table-cell>
          <table:table-cell table:style-name="ce4" table:formula="of:=COUNTIFS([.$K$4:.$K$15];[.N$70];[.$N$4:.$N$15];[.$B73];[.$G$4:.$G$15];[.$D$50])" office:value-type="float" office:value="1" calcext:value-type="float">
            <text:p>1</text:p>
          </table:table-cell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K$4:.$K$15];[.S$70];[.$N$4:.$N$15];[.$B73];[.$G$4:.$G$15];[.$D$50];[.$J$4:.$J$15];[.$L$65])" office:value-type="float" office:value="0" calcext:value-type="float">
            <text:p>0</text:p>
          </table:table-cell>
          <table:table-cell table:style-name="ce4" table:formula="of:=COUNTIFS([.$K$4:.$K$15];[.T$70];[.$N$4:.$N$15];[.$B73];[.$G$4:.$G$15];[.$D$50];[.$J$4:.$J$15];[.$L$65])" office:value-type="float" office:value="1" calcext:value-type="float">
            <text:p>1</text:p>
          </table:table-cell>
          <table:table-cell table:style-name="ce4" table:formula="of:=COUNTIFS([.$K$4:.$K$15];[.U$70];[.$N$4:.$N$15];[.$B73];[.$G$4:.$G$15];[.$D$50];[.$J$4:.$J$15];[.$L$65])" office:value-type="float" office:value="1" calcext:value-type="float">
            <text:p>1</text:p>
          </table:table-cell>
          <table:table-cell table:style-name="ce4" table:formula="of:=COUNTIFS([.$K$4:.$K$15];[.V$70];[.$N$4:.$N$15];[.$B73];[.$G$4:.$G$15];[.$D$50];[.$J$4:.$J$15];[.$L$65])" office:value-type="float" office:value="0" calcext:value-type="float">
            <text:p>0</text:p>
          </table:table-cell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K$4:.$K$15];[.AA$70];[.$N$4:.$N$15];[.$B73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K$4:.$K$15];[.AB$70];[.$N$4:.$N$15];[.$B73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K$4:.$K$15];[.AC$70];[.$N$4:.$N$15];[.$B73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K$4:.$K$15];[.AD$70];[.$N$4:.$N$15];[.$B73];[.$G$4:.$G$15];[.$D$50];[.$J$4:.$J$15];[.$L$65];[.$L$4:.$L$15];[.$U$75])"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3"/>
          <table:table-cell table:style-name="ce18"/>
          <table:table-cell/>
          <table:table-cell table:style-name="ce4" table:number-columns-repeated="2"/>
          <table:table-cell table:style-name="ce7"/>
          <table:table-cell table:style-name="ce4" table:number-columns-repeated="3"/>
          <table:table-cell table:style-name="ce18"/>
          <table:table-cell table:number-columns-repeated="3"/>
          <table:table-cell table:style-name="ce7"/>
          <table:table-cell table:style-name="ce4" table:number-columns-repeated="3"/>
          <table:table-cell table:style-name="ce18"/>
          <table:table-cell table:number-columns-repeated="3"/>
          <table:table-cell table:style-name="ce7"/>
          <table:table-cell table:style-name="ce4" table:number-columns-repeated="3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12" office:value-type="string" calcext:value-type="string">
            <text:p>0-10</text:p>
          </table:table-cell>
          <table:table-cell table:style-name="ce12" office:value-type="string" calcext:value-type="string">
            <text:p>10-30</text:p>
          </table:table-cell>
          <table:table-cell table:style-name="ce12" office:value-type="string" calcext:value-type="string">
            <text:p>30-60</text:p>
          </table:table-cell>
          <table:table-cell table:style-name="ce20" office:value-type="string" calcext:value-type="string">
            <text:p>*&gt;60*</text:p>
          </table:table-cell>
          <table:table-cell table:style-name="ce4" table:number-columns-repeated="3"/>
          <table:table-cell table:style-name="ce7"/>
          <table:table-cell table:style-name="ce12" office:value-type="string" calcext:value-type="string">
            <text:p>0-10</text:p>
          </table:table-cell>
          <table:table-cell table:style-name="ce12" office:value-type="string" calcext:value-type="string">
            <text:p>10-30</text:p>
          </table:table-cell>
          <table:table-cell table:style-name="ce12" office:value-type="string" calcext:value-type="string">
            <text:p>30-60</text:p>
          </table:table-cell>
          <table:table-cell table:style-name="ce20" office:value-type="string" calcext:value-type="string">
            <text:p>*&gt;60*</text:p>
          </table:table-cell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0-10</text:p>
          </table:table-cell>
          <table:table-cell table:style-name="ce12" office:value-type="string" calcext:value-type="string">
            <text:p>10-30</text:p>
          </table:table-cell>
          <table:table-cell table:style-name="ce12" office:value-type="string" calcext:value-type="string">
            <text:p>30-60</text:p>
          </table:table-cell>
          <table:table-cell table:style-name="ce20" office:value-type="string" calcext:value-type="string">
            <text:p>*&gt;60*</text:p>
          </table:table-cell>
          <table:table-cell table:style-name="ce4"/>
          <table:table-cell table:number-columns-repeated="2"/>
          <table:table-cell table:style-name="ce31"/>
          <table:table-cell table:style-name="ce26" office:value-type="string" calcext:value-type="string">
            <text:p>0-10</text:p>
          </table:table-cell>
          <table:table-cell table:style-name="ce26" office:value-type="string" calcext:value-type="string">
            <text:p>10-30</text:p>
          </table:table-cell>
          <table:table-cell table:style-name="ce26" office:value-type="string" calcext:value-type="string">
            <text:p>30-60</text:p>
          </table:table-cell>
          <table:table-cell table:style-name="ce36" office:value-type="string" calcext:value-type="string">
            <text:p>*&gt;60*</text:p>
          </table:table-cell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Est</text:p>
          </table:table-cell>
          <table:table-cell table:style-name="ce4" table:formula="of:=COUNTIF([.$L4:.$L15];[.C75])" office:value-type="float" office:value="6" calcext:value-type="float">
            <text:p>6</text:p>
          </table:table-cell>
          <table:table-cell table:style-name="ce4" table:formula="of:=COUNTIF([.$L4:.$L15];[.D75])" office:value-type="float" office:value="2" calcext:value-type="float">
            <text:p>2</text:p>
          </table:table-cell>
          <table:table-cell table:style-name="ce4" table:formula="of:=COUNTIF([.$L4:.$L15];[.E75])" office:value-type="float" office:value="2" calcext:value-type="float">
            <text:p>2</text:p>
          </table:table-cell>
          <table:table-cell table:style-name="ce17" table:formula="of:=COUNTIF([.$L4:.$L15];[.F75])" office:value-type="float" office:value="2" calcext:value-type="float">
            <text:p>2</text:p>
          </table:table-cell>
          <table:table-cell table:formula="of:=I([.$C$28];[.$D$28])-(([.C77]+[.C78])/[.$A$20])*I([.C77]/[.C76];[.C78]/[.C76])-(([.D77]+[.D78])/[.$A$20])*I([.D77]/[.D76];[.D78]/[.D76])-(([.E77]+[.E78])/[.$A$20])*I([.E77]/[.E76];[.E78]/[.E76])-(([.F77]+[.F78])/[.$A$20])*I([.F77]/[.F76];[.F78]/[.F76])" office:value-type="float" office:value="0.207518749639422" calcext:value-type="float">
            <text:p>0,207518749639422</text:p>
          </table:table-cell>
          <table:table-cell table:style-name="ce4" table:number-columns-repeated="2"/>
          <table:table-cell table:style-name="ce24" office:value-type="string" calcext:value-type="string">
            <text:p>Est</text:p>
          </table:table-cell>
          <table:table-cell table:style-name="ce4" table:formula="of:=COUNTIFS([.$L$4:.$L$15];[.K$75];[.$G$4:.$G$15];[.$D$50])" office:value-type="float" office:value="0" calcext:value-type="float">
            <text:p>0</text:p>
          </table:table-cell>
          <table:table-cell table:style-name="ce4" table:formula="of:=COUNTIFS([.$L$4:.$L$15];[.L$75];[.$G$4:.$G$15];[.$D$50])" office:value-type="float" office:value="2" calcext:value-type="float">
            <text:p>2</text:p>
          </table:table-cell>
          <table:table-cell table:style-name="ce4" table:formula="of:=COUNTIFS([.$L$4:.$L$15];[.M$75];[.$G$4:.$G$15];[.$D$50])" office:value-type="float" office:value="2" calcext:value-type="float">
            <text:p>2</text:p>
          </table:table-cell>
          <table:table-cell table:style-name="ce4" table:formula="of:=COUNTIFS([.$L$4:.$L$15];[.N$75];[.$G$4:.$G$15];[.$D$50])" office:value-type="float" office:value="2" calcext:value-type="float">
            <text:p>2</text:p>
          </table:table-cell>
          <table:table-cell table:style-name="ce29" table:formula="of:=I([.$C$28];[.$D$28])-(([.L77]+[.L78])/[.$A$20])*I([.L77]/[.L76];[.L78]/[.L76])-(([.M77]+[.M78])/[.$A$20])*I([.M77]/[.M76];[.M78]/[.M76])-(([.N77]+[.N78])/[.$A$20])*I([.N77]/[.N76];[.N78]/[.N76])" office:value-type="float" office:value="0.666666666666667" calcext:value-type="float">
            <text:p>0,666666666666667</text:p>
          </table:table-cell>
          <table:table-cell table:number-columns-repeated="2"/>
          <table:table-cell table:style-name="ce9" office:value-type="string" calcext:value-type="string">
            <text:p>Est</text:p>
          </table:table-cell>
          <table:table-cell table:style-name="ce4" table:formula="of:=COUNTIFS([.$L$4:.$L$15];[.S$75];[.$G$4:.$G$15];[.$D$50];[.$J$4:.$J$15];[.$L$65])" office:value-type="float" office:value="0" calcext:value-type="float">
            <text:p>0</text:p>
          </table:table-cell>
          <table:table-cell table:style-name="ce4" table:formula="of:=COUNTIFS([.$L$4:.$L$15];[.T$75];[.$G$4:.$G$15];[.$D$50];[.$J$4:.$J$15];[.$L$65])" office:value-type="float" office:value="1" calcext:value-type="float">
            <text:p>1</text:p>
          </table:table-cell>
          <table:table-cell table:style-name="ce4" table:formula="of:=COUNTIFS([.$L$4:.$L$15];[.U$75];[.$G$4:.$G$15];[.$D$50];[.$J$4:.$J$15];[.$L$65])" office:value-type="float" office:value="2" calcext:value-type="float">
            <text:p>2</text:p>
          </table:table-cell>
          <table:table-cell table:style-name="ce4" table:formula="of:=COUNTIFS([.$L$4:.$L$15];[.V$75];[.$G$4:.$G$15];[.$D$50];[.$J$4:.$J$15];[.$L$65])" office:value-type="float" office:value="1" calcext:value-type="float">
            <text:p>1</text:p>
          </table:table-cell>
          <table:table-cell table:style-name="ce22" table:formula="of:=I([.$C$28];[.$D$28])-(([.T77]+[.T78])/[.$A$20])*I([.T77]/[.T76];[.T78]/[.T76])-(([.U77]+[.U78])/[.$A$20])*I([.U77]/[.U76];[.U78]/[.U76])-(([.V77]+[.V78])/[.$A$20])*I([.V77]/[.V76];[.V78]/[.V76])" office:value-type="float" office:value="0.833333333333333" calcext:value-type="float">
            <text:p>0,833333333333333</text:p>
          </table:table-cell>
          <table:table-cell table:number-columns-repeated="2"/>
          <table:table-cell table:style-name="ce25" office:value-type="string" calcext:value-type="string">
            <text:p>Est</text:p>
          </table:table-cell>
          <table:table-cell table:style-name="ce32" table:formula="of:=COUNTIFS([.$L$4:.$L$15];[.AA$75];[.$G$4:.$G$15];[.$D$50];[.$J$4:.$J$15];[.$L$65])" office:value-type="float" office:value="0" calcext:value-type="float">
            <text:p>0</text:p>
          </table:table-cell>
          <table:table-cell table:style-name="ce32" table:formula="of:=COUNTIFS([.$L$4:.$L$15];[.AB$75];[.$G$4:.$G$15];[.$D$50];[.$J$4:.$J$15];[.$L$65])" office:value-type="float" office:value="1" calcext:value-type="float">
            <text:p>1</text:p>
          </table:table-cell>
          <table:table-cell table:style-name="ce32" table:formula="of:=COUNTIFS([.$L$4:.$L$15];[.AC$75];[.$G$4:.$G$15];[.$D$50];[.$J$4:.$J$15];[.$L$65])" office:value-type="float" office:value="2" calcext:value-type="float">
            <text:p>2</text:p>
          </table:table-cell>
          <table:table-cell table:style-name="ce32" table:formula="of:=COUNTIFS([.$L$4:.$L$15];[.AD$75];[.$G$4:.$G$15];[.$D$50];[.$J$4:.$J$15];[.$L$65])" office:value-type="float" office:value="1" calcext:value-type="float">
            <text:p>1</text:p>
          </table:table-cell>
          <table:table-cell table:style-name="ce30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L$4:.$L$15];[.C$75];[.$N$4:.$N$15];[.$B77])" office:value-type="float" office:value="4" calcext:value-type="float">
            <text:p>4</text:p>
          </table:table-cell>
          <table:table-cell table:style-name="ce4" table:formula="of:=COUNTIFS([.$L$4:.$L$15];[.D$75];[.$N$4:.$N$15];[.$B77])" office:value-type="float" office:value="1" calcext:value-type="float">
            <text:p>1</text:p>
          </table:table-cell>
          <table:table-cell table:style-name="ce4" table:formula="of:=COUNTIFS([.$L$4:.$L$15];[.E$75];[.$N$4:.$N$15];[.$B77])" office:value-type="float" office:value="1" calcext:value-type="float">
            <text:p>1</text:p>
          </table:table-cell>
          <table:table-cell table:style-name="ce17" table:formula="of:=COUNTIFS([.$L$4:.$L$15];[.F$75];[.$N$4:.$N$15];[.$B77])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7" office:value-type="string" calcext:value-type="string">
            <text:p>YES</text:p>
          </table:table-cell>
          <table:table-cell table:style-name="ce4" table:formula="of:=COUNTIFS([.$L$4:.$L$15];[.K$75];[.$N$4:.$N$15];[.$B77];[.$G$4:.$G$15];[.$D$50])" office:value-type="float" office:value="0" calcext:value-type="float">
            <text:p>0</text:p>
          </table:table-cell>
          <table:table-cell table:style-name="ce4" table:formula="of:=COUNTIFS([.$L$4:.$L$15];[.L$75];[.$N$4:.$N$15];[.$B77];[.$G$4:.$G$15];[.$D$50])" office:value-type="float" office:value="1" calcext:value-type="float">
            <text:p>1</text:p>
          </table:table-cell>
          <table:table-cell table:style-name="ce4" table:formula="of:=COUNTIFS([.$L$4:.$L$15];[.M$75];[.$N$4:.$N$15];[.$B77];[.$G$4:.$G$15];[.$D$50])" office:value-type="float" office:value="1" calcext:value-type="float">
            <text:p>1</text:p>
          </table:table-cell>
          <table:table-cell table:style-name="ce4" table:formula="of:=COUNTIFS([.$L$4:.$L$15];[.N$75];[.$N$4:.$N$15];[.$B77];[.$G$4:.$G$15];[.$D$50])" office:value-type="float" office:value="0" calcext:value-type="float">
            <text:p>0</text:p>
          </table:table-cell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L$4:.$L$15];[.S$75];[.$N$4:.$N$15];[.$B77];[.$G$4:.$G$15];[.$D$50];[.$J$4:.$J$15];[.$L$65])" office:value-type="float" office:value="0" calcext:value-type="float">
            <text:p>0</text:p>
          </table:table-cell>
          <table:table-cell table:style-name="ce4" table:formula="of:=COUNTIFS([.$L$4:.$L$15];[.T$75];[.$N$4:.$N$15];[.$B77];[.$G$4:.$G$15];[.$D$50];[.$J$4:.$J$15];[.$L$65])" office:value-type="float" office:value="1" calcext:value-type="float">
            <text:p>1</text:p>
          </table:table-cell>
          <table:table-cell table:style-name="ce4" table:formula="of:=COUNTIFS([.$L$4:.$L$15];[.U$75];[.$N$4:.$N$15];[.$B77];[.$G$4:.$G$15];[.$D$50];[.$J$4:.$J$15];[.$L$65])" office:value-type="float" office:value="1" calcext:value-type="float">
            <text:p>1</text:p>
          </table:table-cell>
          <table:table-cell table:style-name="ce4" table:formula="of:=COUNTIFS([.$L$4:.$L$15];[.V$75];[.$N$4:.$N$15];[.$B77];[.$G$4:.$G$15];[.$D$50];[.$J$4:.$J$15];[.$L$65])" office:value-type="float" office:value="0" calcext:value-type="float">
            <text:p>0</text:p>
          </table:table-cell>
          <table:table-cell table:number-columns-repeated="3"/>
          <table:table-cell table:style-name="ce31" office:value-type="string" calcext:value-type="string">
            <text:p>YES</text:p>
          </table:table-cell>
          <table:table-cell table:style-name="ce32" table:formula="of:=COUNTIFS([.$L$4:.$L$15];[.AA$75];[.$N$4:.$N$15];[.$B77];[.$G$4:.$G$15];[.$D$50];[.$J$4:.$J$15];[.$L$65])" office:value-type="float" office:value="0" calcext:value-type="float">
            <text:p>0</text:p>
          </table:table-cell>
          <table:table-cell table:style-name="ce32" table:formula="of:=COUNTIFS([.$L$4:.$L$15];[.AB$75];[.$N$4:.$N$15];[.$B77];[.$G$4:.$G$15];[.$D$50];[.$J$4:.$J$15];[.$L$65])" office:value-type="float" office:value="1" calcext:value-type="float">
            <text:p>1</text:p>
          </table:table-cell>
          <table:table-cell table:style-name="ce32" table:formula="of:=COUNTIFS([.$L$4:.$L$15];[.AC$75];[.$N$4:.$N$15];[.$B77];[.$G$4:.$G$15];[.$D$50];[.$J$4:.$J$15];[.$L$65])" office:value-type="float" office:value="1" calcext:value-type="float">
            <text:p>1</text:p>
          </table:table-cell>
          <table:table-cell table:style-name="ce32" table:formula="of:=COUNTIFS([.$L$4:.$L$15];[.AD$75];[.$N$4:.$N$15];[.$B77];[.$G$4:.$G$15];[.$D$50];[.$J$4:.$J$15];[.$L$65])"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table-cell table:style-name="Default"/>
          <table:table-cell table:style-name="ce10" office:value-type="string" calcext:value-type="string">
            <text:p>NO</text:p>
          </table:table-cell>
          <table:table-cell table:style-name="ce14" table:formula="of:=COUNTIFS([.$L$4:.$L$15];[.C$75];[.$N$4:.$N$15];[.$B78])" office:value-type="float" office:value="2" calcext:value-type="float">
            <text:p>2</text:p>
          </table:table-cell>
          <table:table-cell table:style-name="ce14" table:formula="of:=COUNTIFS([.$L$4:.$L$15];[.D$75];[.$N$4:.$N$15];[.$B78])" office:value-type="float" office:value="1" calcext:value-type="float">
            <text:p>1</text:p>
          </table:table-cell>
          <table:table-cell table:style-name="ce14" table:formula="of:=COUNTIFS([.$L$4:.$L$15];[.E$75];[.$N$4:.$N$15];[.$B78])" office:value-type="float" office:value="1" calcext:value-type="float">
            <text:p>1</text:p>
          </table:table-cell>
          <table:table-cell table:style-name="ce21" table:formula="of:=COUNTIFS([.$L$4:.$L$15];[.F$75];[.$N$4:.$N$15];[.$B78])" office:value-type="float" office:value="2" calcext:value-type="float">
            <text:p>2</text:p>
          </table:table-cell>
          <table:table-cell/>
          <table:table-cell table:style-name="ce4" table:number-columns-repeated="2"/>
          <table:table-cell table:style-name="ce10" office:value-type="string" calcext:value-type="string">
            <text:p>NO</text:p>
          </table:table-cell>
          <table:table-cell table:style-name="ce4" table:formula="of:=COUNTIFS([.$L$4:.$L$15];[.K$75];[.$N$4:.$N$15];[.$B78];[.$G$4:.$G$15];[.$D$50])" office:value-type="float" office:value="0" calcext:value-type="float">
            <text:p>0</text:p>
          </table:table-cell>
          <table:table-cell table:style-name="ce4" table:formula="of:=COUNTIFS([.$L$4:.$L$15];[.L$75];[.$N$4:.$N$15];[.$B78];[.$G$4:.$G$15];[.$D$50])" office:value-type="float" office:value="1" calcext:value-type="float">
            <text:p>1</text:p>
          </table:table-cell>
          <table:table-cell table:style-name="ce4" table:formula="of:=COUNTIFS([.$L$4:.$L$15];[.M$75];[.$N$4:.$N$15];[.$B78];[.$G$4:.$G$15];[.$D$50])" office:value-type="float" office:value="1" calcext:value-type="float">
            <text:p>1</text:p>
          </table:table-cell>
          <table:table-cell table:style-name="ce4" table:formula="of:=COUNTIFS([.$L$4:.$L$15];[.N$75];[.$N$4:.$N$15];[.$B78];[.$G$4:.$G$15];[.$D$50])" office:value-type="float" office:value="2" calcext:value-type="float">
            <text:p>2</text:p>
          </table:table-cell>
          <table:table-cell table:number-columns-repeated="3"/>
          <table:table-cell table:style-name="ce10" office:value-type="string" calcext:value-type="string">
            <text:p>NO</text:p>
          </table:table-cell>
          <table:table-cell table:style-name="ce4" table:formula="of:=COUNTIFS([.$L$4:.$L$15];[.S$75];[.$N$4:.$N$15];[.$B78];[.$G$4:.$G$15];[.$D$50];[.$J$4:.$J$15];[.$L$65])" office:value-type="float" office:value="0" calcext:value-type="float">
            <text:p>0</text:p>
          </table:table-cell>
          <table:table-cell table:style-name="ce4" table:formula="of:=COUNTIFS([.$L$4:.$L$15];[.T$75];[.$N$4:.$N$15];[.$B78];[.$G$4:.$G$15];[.$D$50];[.$J$4:.$J$15];[.$L$65])" office:value-type="float" office:value="0" calcext:value-type="float">
            <text:p>0</text:p>
          </table:table-cell>
          <table:table-cell table:style-name="ce4" table:formula="of:=COUNTIFS([.$L$4:.$L$15];[.U$75];[.$N$4:.$N$15];[.$B78];[.$G$4:.$G$15];[.$D$50];[.$J$4:.$J$15];[.$L$65])" office:value-type="float" office:value="1" calcext:value-type="float">
            <text:p>1</text:p>
          </table:table-cell>
          <table:table-cell table:style-name="ce4" table:formula="of:=COUNTIFS([.$L$4:.$L$15];[.V$75];[.$N$4:.$N$15];[.$B78];[.$G$4:.$G$15];[.$D$50];[.$J$4:.$J$15];[.$L$65])" office:value-type="float" office:value="1" calcext:value-type="float">
            <text:p>1</text:p>
          </table:table-cell>
          <table:table-cell table:number-columns-repeated="3"/>
          <table:table-cell table:style-name="ce35" office:value-type="string" calcext:value-type="string">
            <text:p>NO</text:p>
          </table:table-cell>
          <table:table-cell table:style-name="ce32" table:formula="of:=COUNTIFS([.$L$4:.$L$15];[.AA$75];[.$N$4:.$N$15];[.$B78];[.$G$4:.$G$15];[.$D$50];[.$J$4:.$J$15];[.$L$65])" office:value-type="float" office:value="0" calcext:value-type="float">
            <text:p>0</text:p>
          </table:table-cell>
          <table:table-cell table:style-name="ce32" table:formula="of:=COUNTIFS([.$L$4:.$L$15];[.AB$75];[.$N$4:.$N$15];[.$B78];[.$G$4:.$G$15];[.$D$50];[.$J$4:.$J$15];[.$L$65])" office:value-type="float" office:value="0" calcext:value-type="float">
            <text:p>0</text:p>
          </table:table-cell>
          <table:table-cell table:style-name="ce32" table:formula="of:=COUNTIFS([.$L$4:.$L$15];[.AC$75];[.$N$4:.$N$15];[.$B78];[.$G$4:.$G$15];[.$D$50];[.$J$4:.$J$15];[.$L$65])" office:value-type="float" office:value="1" calcext:value-type="float">
            <text:p>1</text:p>
          </table:table-cell>
          <table:table-cell table:style-name="ce32" table:formula="of:=COUNTIFS([.$L$4:.$L$15];[.AD$75];[.$N$4:.$N$15];[.$B78];[.$G$4:.$G$15];[.$D$50];[.$J$4:.$J$15];[.$L$65])" office:value-type="float" office:value="1" calcext:value-type="float">
            <text:p>1</text:p>
          </table:table-cell>
          <table:table-cell table:number-columns-repeated="16354"/>
        </table:table-row>
        <table:table-row table:style-name="ro1">
          <table:table-cell table:style-name="Default"/>
          <table:table-cell table:style-name="ce2"/>
          <table:table-cell table:style-name="ce4" table:number-columns-repeated="4"/>
          <table:table-cell/>
          <table:table-cell table:style-name="ce4" table:number-columns-repeated="2"/>
          <table:table-cell table:style-name="ce2"/>
          <table:table-cell table:style-name="ce4" table:number-columns-repeated="4"/>
          <table:table-cell table:number-columns-repeated="3"/>
          <table:table-cell table:style-name="ce2"/>
          <table:table-cell table:style-name="ce4" table:number-columns-repeated="4"/>
          <table:table-cell table:number-columns-repeated="3"/>
          <table:table-cell table:style-name="ce2"/>
          <table:table-cell table:style-name="ce4" table:number-columns-repeated="4"/>
          <table:table-cell table:number-columns-repeated="16354"/>
        </table:table-row>
        <table:table-row table:style-name="ro1">
          <table:table-cell/>
          <table:table-cell table:style-name="ce4" table:number-columns-repeated="5"/>
          <table:table-cell table:style-name="ce23" table:formula="of:=MAX([.G31:.G78])" office:value-type="float" office:value="0.540852082972755" calcext:value-type="float">
            <text:p>0,540852082972755</text:p>
          </table:table-cell>
          <table:table-cell table:style-name="ce4" table:number-columns-repeated="7"/>
          <table:table-cell table:style-name="ce23" table:formula="of:=MAX([.O31:.O78])" office:value-type="float" office:value="0.666666666666667" calcext:value-type="float">
            <text:p>0,666666666666667</text:p>
          </table:table-cell>
          <table:table-cell table:number-columns-repeated="2"/>
          <table:table-cell table:style-name="ce4" table:number-columns-repeated="5"/>
          <table:table-cell table:style-name="ce23" table:formula="of:=MAX([.W31:.W78])" office:value-type="float" office:value="0.833333333333333" calcext:value-type="float">
            <text:p>0,833333333333333</text:p>
          </table:table-cell>
          <table:table-cell table:number-columns-repeated="2"/>
          <table:table-cell table:style-name="ce4" table:number-columns-repeated="5"/>
          <table:table-cell table:style-name="ce23" table:formula="of:=MAX([.AE31:.AE78])" office:value-type="float" office:value="1" calcext:value-type="float">
            <text:p>1</text:p>
          </table:table-cell>
          <table:table-cell table:number-columns-repeated="16353"/>
        </table:table-row>
        <table:table-row table:style-name="ro1">
          <table:table-cell/>
          <table:table-cell table:style-name="ce4" table:number-columns-repeated="13"/>
          <table:table-cell office:value-type="string" calcext:value-type="string">
            <text:p>(seleccionado aleatoriamente)</text:p>
          </table:table-cell>
          <table:table-cell table:number-columns-repeated="15"/>
          <table:table-cell office:value-type="string" calcext:value-type="string">
            <text:p>(seleccionado aleatoriamente)</text:p>
          </table:table-cell>
          <table:table-cell table:number-columns-repeated="16353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6:38:04.76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5:54:50.618000000</meta:creation-date>
    <dc:date>2023-11-09T20:40:45.411000000</dc:date>
    <meta:editing-duration>PT4H42M17S</meta:editing-duration>
    <meta:editing-cycles>4</meta:editing-cycles>
    <meta:generator>LibreOffice/7.6.0.3$Windows_X86_64 LibreOffice_project/69edd8b8ebc41d00b4de3915dc82f8f0fc3b6265</meta:generator>
    <meta:document-statistic meta:table-count="1" meta:cell-count="783" meta:object-count="0"/>
  </office:meta>
</office:document-meta>
</file>